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9E0000049E7746FB666EAC0DB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889in" fo:margin-left="0.0035in" fo:margin-top="0in" fo:margin-bottom="0in" table:align="left" style:writing-mode="lr-tb"/>
    </style:style>
    <style:style style:name="Table1.A" style:family="table-column">
      <style:table-column-properties style:column-width="1.6222in"/>
    </style:style>
    <style:style style:name="Table1.1" style:family="table-row">
      <style:table-row-properties fo:keep-together="auto"/>
    </style:style>
    <style:style style:name="Table1.A1" style:family="table-cell">
      <style:table-cell-properties fo:background-color="#131e30" fo:padding-left="0.075in" fo:padding-right="0.075in" fo:padding-top="0in" fo:padding-bottom="0in" fo:border="0.5pt solid #000000" style:writing-mode="lr-tb">
        <style:background-image/>
      </style:table-cell-properties>
    </style:style>
    <style:style style:name="Table1.A2" style:family="table-cell">
      <style:table-cell-properties fo:background-color="#ffffff" fo:padding-left="0.075in" fo:padding-right="0.075in" fo:padding-top="0in" fo:padding-bottom="0in" fo:border="0.5pt solid #000000" style:writing-mode="lr-tb">
        <style:background-image/>
      </style:table-cell-properties>
    </style:style>
    <style:style style:name="P1" style:family="paragraph" style:parent-style-name="Header">
      <style:paragraph-properties fo:text-align="center" style:justify-single-word="false"/>
    </style:style>
    <style:style style:name="P2" style:family="paragraph" style:parent-style-name="Kleingedrucktes">
      <style:paragraph-properties fo:margin-top="0in" fo:margin-bottom="0.0835in" style:contextual-spacing="false" fo:line-height="100%">
        <style:tab-stops>
          <style:tab-stop style:position="1.6736in"/>
          <style:tab-stop style:position="2.0673in"/>
          <style:tab-stop style:position="3.2484in"/>
          <style:tab-stop style:position="3.6425in"/>
          <style:tab-stop style:position="4.922in"/>
          <style:tab-stop style:position="6.4957in" style:type="right"/>
        </style:tab-stops>
      </style:paragraph-properties>
    </style:style>
    <style:style style:name="P3" style:family="paragraph" style:parent-style-name="Kleingedrucktes">
      <style:paragraph-properties fo:margin-top="0in" fo:margin-bottom="0in" style:contextual-spacing="false" fo:line-height="100%">
        <style:tab-stops>
          <style:tab-stop style:position="1.6736in"/>
          <style:tab-stop style:position="1.8709in"/>
          <style:tab-stop style:position="2.0673in"/>
          <style:tab-stop style:position="3.5437in"/>
          <style:tab-stop style:position="4.3311in"/>
          <style:tab-stop style:position="5.0209in"/>
          <style:tab-stop style:position="6.4957in" style:type="right"/>
        </style:tab-stops>
      </style:paragraph-properties>
    </style:style>
    <style:style style:name="P4" style:family="paragraph" style:parent-style-name="Kleingedrucktes">
      <style:paragraph-properties fo:margin-top="0in" fo:margin-bottom="0in" style:contextual-spacing="false" fo:line-height="100%">
        <style:tab-stops>
          <style:tab-stop style:position="1.6736in"/>
          <style:tab-stop style:position="1.9689in"/>
          <style:tab-stop style:position="3.5437in"/>
          <style:tab-stop style:position="4.3311in"/>
          <style:tab-stop style:position="5.0209in"/>
          <style:tab-stop style:position="6.4957in" style:type="right"/>
        </style:tab-stops>
      </style:paragraph-properties>
    </style:style>
    <style:style style:name="P5" style:family="paragraph" style:parent-style-name="Kleingedrucktes">
      <style:paragraph-properties fo:margin-top="0in" fo:margin-bottom="0in" style:contextual-spacing="false" fo:line-height="100%">
        <style:tab-stops>
          <style:tab-stop style:position="1.6736in"/>
          <style:tab-stop style:position="1.8709in"/>
          <style:tab-stop style:position="1.9689in"/>
          <style:tab-stop style:position="3.5437in"/>
          <style:tab-stop style:position="4.3311in"/>
          <style:tab-stop style:position="5.0209in"/>
          <style:tab-stop style:position="6.4957in" style:type="right"/>
        </style:tab-stops>
      </style:paragraph-properties>
      <style:text-properties fo:color="#595959" loext:opacity="100%" fo:font-size="6pt" style:font-size-asian="6pt" style:font-size-complex="6pt"/>
    </style:style>
    <style:style style:name="P6" style:family="paragraph" style:parent-style-name="Standard">
      <style:paragraph-properties fo:margin-top="0in" fo:margin-bottom="0in" style:contextual-spacing="false" fo:line-height="100%" fo:text-align="start" style:justify-single-word="false"/>
      <style:text-properties fo:color="#131e30" loext:opacity="100%" fo:font-size="14pt" fo:language="en" fo:country="GB" fo:font-weight="bold" officeooo:rsid="0025d603" officeooo:paragraph-rsid="0025d603" style:font-size-asian="14pt" style:font-weight-asian="bold" style:font-size-complex="14pt"/>
    </style:style>
    <style:style style:name="P7" style:family="paragraph" style:parent-style-name="No_20_Spacing">
      <style:paragraph-properties fo:text-align="center" style:justify-single-word="false"/>
    </style:style>
    <style:style style:name="P8" style:family="paragraph" style:parent-style-name="No_20_Spacing">
      <style:text-properties fo:color="#131e30" loext:opacity="100%" style:font-name="Roboto" fo:font-size="12pt" style:text-underline-style="none" fo:font-weight="bold" officeooo:paragraph-rsid="0025d603" style:font-size-asian="12pt" style:language-asian="en" style:country-asian="US" style:font-weight-asian="bold" style:font-name-complex="Times New Roman1" style:font-size-complex="10pt"/>
    </style:style>
    <style:style style:name="P9" style:family="paragraph" style:parent-style-name="No_20_Spacing">
      <style:text-properties fo:color="#131e30" loext:opacity="100%" style:font-name="Roboto" fo:font-size="12pt" style:text-underline-style="none" fo:font-weight="bold" officeooo:paragraph-rsid="0026b449" style:font-size-asian="12pt" style:language-asian="en" style:country-asian="US" style:font-weight-asian="bold" style:font-name-complex="Times New Roman1" style:font-size-complex="10pt"/>
    </style:style>
    <style:style style:name="P10" style:family="paragraph" style:parent-style-name="Standard">
      <style:text-properties fo:color="#595959" loext:opacity="100%" fo:language="en" fo:country="GB" style:text-underline-style="none"/>
    </style:style>
    <style:style style:name="P11" style:family="paragraph" style:parent-style-name="Standard">
      <style:text-properties fo:color="#595959" loext:opacity="100%" style:font-name="Roboto" fo:font-size="10pt" style:text-underline-style="none" officeooo:paragraph-rsid="0021bbc1" style:font-size-asian="10pt" style:language-asian="en" style:country-asian="US" style:font-name-complex="Times New Roman1" style:font-size-complex="10pt" style:font-style-complex="italic"/>
    </style:style>
    <style:style style:name="P12" style:family="paragraph" style:parent-style-name="Standard">
      <style:text-properties fo:color="#595959" loext:opacity="100%" style:font-name="Roboto" fo:font-size="10pt" fo:language="en" fo:country="GB" officeooo:rsid="0024b893" officeooo:paragraph-rsid="0024b893" style:font-size-asian="10pt" style:language-asian="en" style:country-asian="US" style:font-size-complex="10pt"/>
    </style:style>
    <style:style style:name="P13" style:family="paragraph" style:parent-style-name="Standard">
      <style:text-properties fo:color="#595959" loext:opacity="100%" style:font-name="Roboto" fo:font-size="10pt" fo:language="en" fo:country="GB" officeooo:rsid="002540ff" officeooo:paragraph-rsid="002540ff" style:font-size-asian="10pt" style:language-asian="en" style:country-asian="US" style:font-size-complex="10pt"/>
    </style:style>
    <style:style style:name="P14" style:family="paragraph" style:parent-style-name="Standard">
      <style:text-properties fo:color="#595959" loext:opacity="100%" style:font-name="Roboto" fo:font-size="10pt" fo:language="en" fo:country="GB" officeooo:rsid="0025d603" officeooo:paragraph-rsid="0025d603" style:font-size-asian="10pt" style:language-asian="en" style:country-asian="US" style:font-size-complex="10pt"/>
    </style:style>
    <style:style style:name="P15" style:family="paragraph" style:parent-style-name="Standard">
      <style:text-properties fo:color="#595959" loext:opacity="100%" style:font-name="Roboto" fo:font-size="10pt" fo:language="en" fo:country="GB" style:text-underline-style="none" officeooo:rsid="0025d603" officeooo:paragraph-rsid="0025d603" style:font-size-asian="10pt" style:language-asian="en" style:country-asian="US" style:font-name-complex="Times New Roman1" style:font-size-complex="10pt" style:font-style-complex="italic"/>
    </style:style>
    <style:style style:name="P16" style:family="paragraph" style:parent-style-name="Standard">
      <style:paragraph-properties fo:line-height="100%" fo:orphans="2" fo:widows="2"/>
      <style:text-properties fo:color="#404040" loext:opacity="100%" fo:font-size="8pt" fo:language="de" fo:country="DE" style:letter-kerning="false" style:font-name-asian="Calibri1" style:font-size-asian="8pt" style:font-name-complex="Times New Roman1" style:font-size-complex="8pt" style:language-complex="ar" style:country-complex="SA"/>
    </style:style>
    <style:style style:name="P17" style:family="paragraph" style:parent-style-name="Standard">
      <style:paragraph-properties fo:line-height="100%" fo:text-align="center" style:justify-single-word="false" fo:orphans="2" fo:widows="2"/>
      <style:text-properties fo:color="#404040" loext:opacity="100%" fo:font-size="8pt" fo:language="de" fo:country="DE" style:letter-kerning="false" style:font-name-asian="Calibri1" style:font-size-asian="8pt" style:font-name-complex="Times New Roman1" style:font-size-complex="8pt" style:language-complex="ar" style:country-complex="SA"/>
    </style:style>
    <style:style style:name="P18" style:family="paragraph" style:parent-style-name="Standard">
      <style:text-properties fo:language="en" fo:country="GB"/>
    </style:style>
    <style:style style:name="P19" style:family="paragraph" style:parent-style-name="Standard">
      <style:text-properties fo:font-size="9pt" fo:language="en" fo:country="GB" style:font-size-asian="9pt" style:font-size-complex="9pt"/>
    </style:style>
    <style:style style:name="P20" style:family="paragraph" style:parent-style-name="Standard">
      <style:text-properties style:use-window-font-color="true" loext:opacity="0%" style:font-name="Roboto" fo:font-size="14pt" officeooo:rsid="0019b440" officeooo:paragraph-rsid="0019b440" style:font-size-asian="14pt" style:language-asian="en" style:country-asian="US" style:font-size-complex="14pt"/>
    </style:style>
    <style:style style:name="P21" style:family="paragraph" style:parent-style-name="Standard">
      <style:text-properties officeooo:paragraph-rsid="0021bbc1"/>
    </style:style>
    <style:style style:name="P22" style:family="paragraph" style:parent-style-name="Standard">
      <style:text-properties officeooo:paragraph-rsid="0024b893"/>
    </style:style>
    <style:style style:name="P23" style:family="paragraph" style:parent-style-name="Tabellentexte">
      <style:paragraph-properties fo:orphans="2" fo:widows="2"/>
      <style:text-properties fo:language="de" fo:country="DE" style:letter-kerning="false" style:font-name-asian="Calibri1" style:font-name-complex="Times New Roman1" style:language-complex="ar" style:country-complex="SA"/>
    </style:style>
    <style:style style:name="P24" style:family="paragraph" style:parent-style-name="Tabellenüberschriften">
      <style:paragraph-properties fo:orphans="2" fo:widows="2"/>
      <style:text-properties fo:language="de" fo:country="DE" style:letter-kerning="false" style:font-name-asian="Calibri1" style:font-name-complex="Times New Roman1" style:language-complex="ar" style:country-complex="SA"/>
    </style:style>
    <style:style style:name="P25" style:family="paragraph" style:parent-style-name="No_20_Spacing">
      <style:paragraph-properties fo:break-before="page"/>
      <style:text-properties fo:font-size="14pt" fo:language="en" fo:country="GB" style:font-size-asian="14pt" style:font-size-complex="14pt"/>
    </style:style>
    <style:style style:name="P2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use-window-font-color="true" loext:opacity="0%" style:font-name="Roboto" fo:font-size="12pt" fo:language="en" fo:country="GB" style:text-underline-style="none" fo:font-weight="bold" officeooo:rsid="0025d603" officeooo:paragraph-rsid="0025d603" style:font-size-asian="12pt" style:language-asian="en" style:country-asian="US" style:font-weight-asian="bold" style:font-name-complex="Times New Roman1" style:font-size-complex="12pt" style:font-style-complex="italic" style:font-weight-complex="bold"/>
    </style:style>
    <style:style style:name="P27" style:family="paragraph" style:parent-style-name="Text_20_body">
      <style:text-properties fo:font-weight="bold" officeooo:rsid="001ffd57" officeooo:paragraph-rsid="001ffd57" style:font-weight-asian="bold" style:font-weight-complex="bold"/>
    </style:style>
    <style:style style:name="P28" style:family="paragraph" style:parent-style-name="Heading_20_1">
      <style:paragraph-properties fo:margin-left="0.4925in" fo:margin-right="0in" fo:text-indent="-0.4925in" style:auto-text-indent="false"/>
      <style:text-properties fo:color="#131e30" loext:opacity="100%" style:font-name="Roboto" fo:font-size="14pt" fo:font-weight="bold" officeooo:rsid="001e34bb" officeooo:paragraph-rsid="001e34bb" style:font-name-asian="Times New Roman1" style:font-size-asian="14pt" style:language-asian="ar" style:country-asian="SA" style:font-weight-asian="bold" style:font-size-complex="16pt" style:font-weight-complex="bold"/>
    </style:style>
    <style:style style:name="P29" style:family="paragraph" style:parent-style-name="Heading_20_1">
      <style:paragraph-properties fo:margin-left="0.4925in" fo:margin-right="0in" fo:line-height="100%" fo:text-indent="-0.4925in" style:auto-text-indent="false"/>
      <style:text-properties fo:color="#131e30" loext:opacity="100%" style:font-name="Roboto" fo:font-size="14pt" fo:font-weight="bold" officeooo:rsid="0024b893" officeooo:paragraph-rsid="0024b893" style:font-name-asian="Times New Roman1" style:font-size-asian="14pt" style:language-asian="ar" style:country-asian="SA" style:font-weight-asian="bold" style:font-size-complex="16pt" style:font-weight-complex="bold"/>
    </style:style>
    <style:style style:name="P30" style:family="paragraph" style:parent-style-name="Heading_20_1">
      <style:paragraph-properties fo:margin-left="0.4925in" fo:margin-right="0in" fo:line-height="100%" fo:text-indent="-0.4925in" style:auto-text-indent="false"/>
      <style:text-properties fo:color="#131e30" loext:opacity="100%" style:font-name="Roboto" fo:font-size="14pt" fo:font-weight="bold" officeooo:rsid="002540ff" officeooo:paragraph-rsid="002540ff" style:font-name-asian="Times New Roman1" style:font-size-asian="14pt" style:language-asian="ar" style:country-asian="SA" style:font-weight-asian="bold" style:font-size-complex="16pt" style:font-weight-complex="bold"/>
    </style:style>
    <style:style style:name="P31" style:family="paragraph" style:parent-style-name="Heading_20_2">
      <style:paragraph-properties fo:margin-left="0.4925in" fo:margin-right="0in" fo:line-height="100%" fo:text-indent="-0.4925in" style:auto-text-indent="false"/>
      <style:text-properties style:use-window-font-color="true" loext:opacity="0%" style:font-name="Roboto" fo:font-size="12pt" fo:language="en" fo:country="GB" officeooo:rsid="001f8eee" officeooo:paragraph-rsid="001f8eee" style:font-size-asian="12pt" style:language-asian="en" style:country-asian="US" style:font-size-complex="12pt"/>
    </style:style>
    <style:style style:name="P32" style:family="paragraph" style:parent-style-name="Heading_20_2">
      <style:paragraph-properties fo:margin-left="0.4925in" fo:margin-right="0in" fo:line-height="100%" fo:text-indent="-0.4925in" style:auto-text-indent="false"/>
      <style:text-properties style:use-window-font-color="true" loext:opacity="0%" style:font-name="Roboto" fo:font-size="12pt" fo:language="en" fo:country="GB" style:text-underline-style="none" fo:font-weight="bold" officeooo:paragraph-rsid="001ffd57" style:font-name-asian="Times New Roman1" style:font-size-asian="12pt" style:language-asian="en" style:country-asian="US" style:font-weight-asian="bold" style:font-name-complex="Times New Roman1" style:font-size-complex="12pt" style:font-weight-complex="bold"/>
    </style:style>
    <style:style style:name="P33" style:family="paragraph" style:parent-style-name="Quote" style:list-style-name="WWNum2"/>
    <style:style style:name="P34" style:family="paragraph" style:parent-style-name="Quote" style:list-style-name="WWNum2">
      <style:text-properties fo:color="#595959" loext:opacity="100%" style:font-name="Roboto" fo:font-size="10pt" style:text-underline-style="none" officeooo:paragraph-rsid="001ffd57" style:font-size-asian="10pt" style:language-asian="en" style:country-asian="US" style:font-name-complex="Times New Roman1" style:font-size-complex="10pt" style:font-style-complex="italic"/>
    </style:style>
    <style:style style:name="P35" style:family="paragraph" style:parent-style-name="Quote" style:list-style-name="WWNum2">
      <style:text-properties fo:color="#595959" loext:opacity="100%" style:font-name="Roboto" fo:font-size="10pt" style:text-underline-style="none" officeooo:paragraph-rsid="00207b00" style:font-size-asian="10pt" style:language-asian="en" style:country-asian="US" style:font-name-complex="Times New Roman1" style:font-size-complex="10pt" style:font-style-complex="italic"/>
    </style:style>
    <style:style style:name="P36" style:family="paragraph" style:parent-style-name="Quote" style:list-style-name="WWNum2">
      <style:text-properties fo:color="#595959" loext:opacity="100%" style:font-name="Roboto" fo:font-size="10pt" officeooo:rsid="001ffd57" officeooo:paragraph-rsid="001ffd57" style:font-size-asian="10pt" style:language-asian="en" style:country-asian="US" style:font-size-complex="10pt" style:font-style-complex="italic"/>
    </style:style>
    <style:style style:name="P37" style:family="paragraph" style:parent-style-name="Quote" style:list-style-name="WWNum38"/>
    <style:style style:name="P38" style:family="paragraph" style:parent-style-name="Standard">
      <style:text-properties fo:color="#595959" loext:opacity="100%" style:font-name="Roboto" fo:font-size="10pt" officeooo:rsid="001d74b1" officeooo:paragraph-rsid="001d74b1" style:font-size-asian="10pt" style:language-asian="en" style:country-asian="US" style:font-size-complex="10pt"/>
    </style:style>
    <style:style style:name="P39" style:family="paragraph" style:parent-style-name="Standard" style:list-style-name="WWNum2">
      <style:text-properties fo:color="#595959" loext:opacity="100%" style:font-name="Roboto" fo:font-size="10pt" officeooo:rsid="002540ff" officeooo:paragraph-rsid="002540ff" style:font-size-asian="10pt" style:language-asian="en" style:country-asian="US" style:font-size-complex="10pt" style:font-style-complex="italic"/>
    </style:style>
    <style:style style:name="P40" style:family="paragraph" style:parent-style-name="Standard" style:list-style-name="WWNum2">
      <style:text-properties fo:color="#595959" loext:opacity="100%" style:font-name="Roboto" fo:font-size="10pt" style:text-underline-style="none" officeooo:paragraph-rsid="00207b00" style:font-size-asian="10pt" style:language-asian="en" style:country-asian="US" style:font-name-complex="Times New Roman1" style:font-size-complex="10pt" style:font-style-complex="italic"/>
    </style:style>
    <style:style style:name="P41" style:family="paragraph" style:parent-style-name="Standard" style:list-style-name="WWNum2">
      <style:text-properties fo:color="#595959" loext:opacity="100%" style:font-name="Roboto" fo:font-size="10pt" fo:language="en" fo:country="GB" style:text-underline-style="none" officeooo:rsid="0025d603" officeooo:paragraph-rsid="0025d603" style:font-size-asian="10pt" style:language-asian="en" style:country-asian="US" style:font-name-complex="Times New Roman1" style:font-size-complex="10pt" style:font-style-complex="italic"/>
    </style:style>
    <style:style style:name="P42" style:family="paragraph" style:parent-style-name="Standard">
      <style:paragraph-properties fo:margin-left="0in" fo:margin-right="0in" fo:line-height="100%" fo:text-indent="0in" style:auto-text-indent="false"/>
      <style:text-properties style:use-window-font-color="true" loext:opacity="0%" style:font-name="Roboto" fo:font-size="14pt" fo:language="en" fo:country="GB" fo:font-weight="bold" officeooo:rsid="0025d603" officeooo:paragraph-rsid="0025d603" style:font-size-asian="14pt" style:language-asian="en" style:country-asian="US" style:font-weight-asian="bold" style:font-size-complex="14pt" style:font-weight-complex="bold"/>
    </style:style>
    <style:style style:name="T1" style:family="text">
      <style:text-properties fo:color="#131e30" loext:opacity="100%" fo:font-size="6pt" fo:font-weight="bold" style:font-size-asian="6pt" style:font-weight-asian="bold" style:font-size-complex="6pt" style:font-weight-complex="bold"/>
    </style:style>
    <style:style style:name="T2" style:family="text">
      <style:text-properties fo:color="#131e30" loext:opacity="100%" fo:font-size="6pt" style:font-size-asian="6pt" style:font-size-complex="6pt"/>
    </style:style>
    <style:style style:name="T3" style:family="text">
      <style:text-properties fo:color="#131e30" loext:opacity="100%" style:font-name="Cambria" fo:font-size="6pt" fo:font-weight="bold" style:font-size-asian="6pt" style:font-weight-asian="bold" style:font-name-complex="Cambria1" style:font-size-complex="6pt" style:font-weight-complex="bold"/>
    </style:style>
    <style:style style:name="T4" style:family="text">
      <style:text-properties fo:color="#131e30" loext:opacity="100%" fo:language="en" fo:country="GB"/>
    </style:style>
    <style:style style:name="T5" style:family="text">
      <style:text-properties fo:color="#131e30" loext:opacity="100%" style:font-name="Roboto" fo:font-size="12pt" fo:font-weight="bold" officeooo:rsid="00189425" style:font-size-asian="12pt" style:language-asian="en" style:country-asian="US" style:font-weight-asian="bold"/>
    </style:style>
    <style:style style:name="T6" style:family="text">
      <style:text-properties fo:color="#131e30" loext:opacity="100%" style:font-name="Roboto" fo:font-size="12pt" fo:font-weight="bold" officeooo:rsid="001c3114" style:font-size-asian="12pt" style:language-asian="en" style:country-asian="US" style:font-weight-asian="bold"/>
    </style:style>
    <style:style style:name="T7" style:family="text">
      <style:text-properties fo:color="#131e30" loext:opacity="100%" style:font-name="Roboto" fo:font-size="12pt" style:text-underline-style="none" fo:font-weight="bold" style:font-size-asian="12pt" style:language-asian="en" style:country-asian="US" style:font-weight-asian="bold"/>
    </style:style>
    <style:style style:name="T8" style:family="text">
      <style:text-properties fo:color="#131e30" loext:opacity="100%" style:font-name="Roboto" fo:font-size="12pt" style:text-underline-style="none" fo:font-weight="bold" officeooo:rsid="0026b449" style:font-size-asian="12pt" style:language-asian="en" style:country-asian="US" style:font-weight-asian="bold" style:font-name-complex="Times New Roman1" style:font-size-complex="10pt"/>
    </style:style>
    <style:style style:name="T9" style:family="text">
      <style:text-properties fo:color="#131e30" loext:opacity="100%" fo:font-size="12pt" fo:language="en" fo:country="GB" style:text-underline-style="none" officeooo:rsid="0026b449" style:font-size-asian="12pt" style:font-name-complex="Times New Roman1" style:font-size-complex="10pt" style:font-style-complex="italic" style:font-weight-complex="normal"/>
    </style:style>
    <style:style style:name="T10" style:family="text">
      <style:text-properties fo:color="#595959" loext:opacity="100%" fo:font-size="6pt" style:font-size-asian="6pt" style:font-size-complex="6pt"/>
    </style:style>
    <style:style style:name="T11" style:family="text">
      <style:text-properties fo:color="#595959" loext:opacity="100%" fo:language="en" fo:country="GB" style:text-underline-style="none"/>
    </style:style>
    <style:style style:name="T12" style:family="text">
      <style:text-properties fo:color="#595959" loext:opacity="100%" fo:language="en" fo:country="GB" style:text-underline-style="none" fo:font-weight="normal" officeooo:rsid="0025d603" style:font-weight-asian="normal" style:font-style-complex="italic" style:font-weight-complex="normal"/>
    </style:style>
    <style:style style:name="T13" style:family="text">
      <style:text-properties fo:color="#595959" loext:opacity="100%" fo:language="en" fo:country="GB" style:text-underline-style="none" fo:font-weight="normal" officeooo:rsid="0026b449" style:font-weight-asian="normal" style:font-style-complex="italic" style:font-weight-complex="normal"/>
    </style:style>
    <style:style style:name="T14" style:family="text">
      <style:text-properties fo:color="#595959" loext:opacity="100%" fo:language="en" fo:country="GB" style:text-underline-style="none" officeooo:rsid="0026b449" style:font-style-complex="italic" style:font-weight-complex="bold"/>
    </style:style>
    <style:style style:name="T15" style:family="text">
      <style:text-properties fo:color="#595959" loext:opacity="100%" style:text-underline-style="none"/>
    </style:style>
    <style:style style:name="T16" style:family="text">
      <style:text-properties fo:color="#595959" loext:opacity="100%" style:text-underline-style="none" fo:font-weight="normal" style:font-weight-asian="normal" style:font-weight-complex="normal"/>
    </style:style>
    <style:style style:name="T17" style:family="text">
      <style:text-properties fo:color="#595959" loext:opacity="100%" style:text-underline-style="none" fo:font-weight="normal" officeooo:rsid="0026b449" style:font-weight-asian="normal" style:font-weight-complex="normal"/>
    </style:style>
    <style:style style:name="T18" style:family="text">
      <style:text-properties fo:color="#595959" loext:opacity="100%" style:font-name="Roboto" fo:font-size="10pt" officeooo:rsid="001d74b1" style:font-size-asian="10pt" style:language-asian="en" style:country-asian="US" style:font-size-complex="10pt"/>
    </style:style>
    <style:style style:name="T19" style:family="text">
      <style:text-properties fo:color="#595959" loext:opacity="100%" style:font-name="Roboto" fo:font-size="10pt" officeooo:rsid="001e34bb" style:font-size-asian="10pt" style:language-asian="en" style:country-asian="US" style:font-size-complex="10pt"/>
    </style:style>
    <style:style style:name="T20" style:family="text">
      <style:text-properties fo:color="#595959" loext:opacity="100%" style:font-name="Roboto" fo:font-size="10pt" officeooo:rsid="002540ff" style:font-size-asian="10pt" style:language-asian="en" style:country-asian="US" style:font-size-complex="10pt"/>
    </style:style>
    <style:style style:name="T21" style:family="text">
      <style:text-properties fo:color="#595959" loext:opacity="100%" style:font-name="Roboto" fo:font-size="10pt" fo:language="en" fo:country="GB" style:text-underline-style="none" officeooo:rsid="0021bbc1" style:font-size-asian="10pt" style:language-asian="en" style:country-asian="US" style:font-size-complex="10pt" style:font-style-complex="italic"/>
    </style:style>
    <style:style style:name="T22" style:family="text">
      <style:text-properties fo:color="#595959" loext:opacity="100%" style:font-name="Roboto" fo:font-size="10pt" fo:language="en" fo:country="GB" fo:font-style="italic" style:text-underline-style="none" officeooo:rsid="0021bbc1" style:font-size-asian="10pt" style:language-asian="en" style:country-asian="US" style:font-style-asian="italic" style:font-size-complex="10pt" style:font-style-complex="italic"/>
    </style:style>
    <style:style style:name="T23" style:family="text">
      <style:text-properties fo:color="#595959" loext:opacity="100%" style:font-name="Roboto" style:text-underline-style="none" fo:font-weight="normal" style:language-asian="en" style:country-asian="US" style:font-weight-asian="normal" style:font-style-complex="italic" style:font-weight-complex="normal"/>
    </style:style>
    <style:style style:name="T24" style:family="text">
      <style:text-properties fo:color="#595959" loext:opacity="100%" fo:font-size="10pt" style:text-underline-style="none" style:font-size-asian="10pt" style:font-size-complex="10pt"/>
    </style:style>
    <style:style style:name="T25" style:family="text">
      <style:text-properties fo:color="#595959" loext:opacity="100%" fo:font-size="10pt" style:text-underline-style="none" officeooo:rsid="001ffd57" style:font-size-asian="10pt" style:font-size-complex="10pt"/>
    </style:style>
    <style:style style:name="T26" style:family="text">
      <style:text-properties fo:color="#595959" loext:opacity="100%" fo:font-size="10pt" style:text-underline-style="none" fo:font-weight="bold" officeooo:rsid="001ffd57" style:font-size-asian="10pt" style:font-weight-asian="bold" style:font-size-complex="10pt" style:font-weight-complex="bold"/>
    </style:style>
    <style:style style:name="T27" style:family="text">
      <style:text-properties fo:color="#595959" loext:opacity="100%" fo:font-size="10pt" style:text-underline-style="none" fo:font-weight="bold" officeooo:rsid="0024b893" style:font-size-asian="10pt" style:font-weight-asian="bold" style:font-size-complex="10pt" style:font-weight-complex="bold"/>
    </style:style>
    <style:style style:name="T28" style:family="text">
      <style:text-properties fo:color="#595959" loext:opacity="100%" fo:font-size="10pt" fo:language="en" fo:country="GB" style:text-underline-style="none" officeooo:rsid="001ffd57" style:font-size-asian="10pt" style:font-size-complex="10pt"/>
    </style:style>
    <style:style style:name="T29" style:family="text">
      <style:text-properties fo:color="#595959" loext:opacity="100%" fo:font-size="10pt" fo:language="en" fo:country="GB" style:text-underline-style="none" officeooo:rsid="00207b00" style:font-size-asian="10pt" style:font-size-complex="10pt"/>
    </style:style>
    <style:style style:name="T30" style:family="text">
      <style:text-properties fo:color="#595959" loext:opacity="100%" fo:font-size="10pt" fo:language="en" fo:country="GB" style:text-underline-style="none" officeooo:rsid="0021bbc1" style:font-size-asian="10pt" style:font-size-complex="10pt"/>
    </style:style>
    <style:style style:name="T31" style:family="text">
      <style:text-properties fo:color="#595959" loext:opacity="100%" fo:font-size="10pt" fo:language="en" fo:country="GB" style:text-underline-style="none" officeooo:rsid="0021bbc1" style:font-size-asian="10pt" style:font-name-complex="Times New Roman1" style:font-size-complex="10pt"/>
    </style:style>
    <style:style style:name="T32" style:family="text">
      <style:text-properties fo:color="#595959" loext:opacity="100%" fo:font-size="10pt" fo:language="en" fo:country="GB" style:text-underline-style="none" fo:font-weight="normal" officeooo:rsid="0026b449" style:font-size-asian="10pt" style:font-weight-asian="normal" style:font-name-complex="Times New Roman1" style:font-size-complex="10pt" style:font-style-complex="italic" style:font-weight-complex="normal"/>
    </style:style>
    <style:style style:name="T33" style:family="text">
      <style:text-properties fo:color="#595959" loext:opacity="100%" style:text-line-through-style="none" style:text-line-through-type="none" fo:font-size="10pt" fo:language="en" fo:country="GB" style:text-underline-style="none" officeooo:rsid="0021bbc1" style:font-size-asian="10pt" style:font-size-complex="10pt"/>
    </style:style>
    <style:style style:name="T34" style:family="text">
      <style:text-properties fo:color="#595959" loext:opacity="100%" style:text-line-through-style="none" style:text-line-through-type="none" style:font-name="Roboto" fo:font-size="10pt" fo:language="en" fo:country="GB" style:text-underline-style="none" officeooo:rsid="0021bbc1" style:font-size-asian="10pt" style:language-asian="en" style:country-asian="US" style:font-size-complex="10pt" style:font-style-complex="italic"/>
    </style:style>
    <style:style style:name="T35" style:family="text">
      <style:text-properties fo:color="#595959" loext:opacity="100%" style:text-line-through-style="none" style:text-line-through-type="none" style:font-name="Roboto" fo:font-size="10pt" fo:language="en" fo:country="GB" style:text-underline-style="none" officeooo:rsid="0024b893" style:font-size-asian="10pt" style:language-asian="en" style:country-asian="US" style:font-size-complex="10pt" style:font-style-complex="italic"/>
    </style:style>
    <style:style style:name="T36" style:family="text">
      <style:text-properties fo:color="#595959" loext:opacity="100%" style:text-line-through-style="none" style:text-line-through-type="none" style:font-name="Roboto" fo:font-size="10pt" fo:language="en" fo:country="GB" fo:font-style="italic" style:text-underline-style="none" officeooo:rsid="0021bbc1" style:font-size-asian="10pt" style:language-asian="en" style:country-asian="US" style:font-style-asian="italic" style:font-size-complex="10pt" style:font-style-complex="italic"/>
    </style:style>
    <style:style style:name="T37" style:family="text">
      <style:text-properties fo:color="#595959" loext:opacity="100%" style:text-line-through-style="none" style:text-line-through-type="none" style:font-name="Roboto" fo:font-size="10pt" fo:language="en" fo:country="GB" fo:font-style="italic" style:text-underline-style="none" officeooo:rsid="0024b893" style:font-size-asian="10pt" style:language-asian="en" style:country-asian="US" style:font-style-asian="italic" style:font-size-complex="10pt" style:font-style-complex="italic"/>
    </style:style>
    <style:style style:name="T38" style:family="text">
      <style:text-properties fo:color="#595959" loext:opacity="100%" style:text-line-through-style="none" style:text-line-through-type="none" style:font-name="Roboto" fo:language="en" fo:country="GB" fo:font-style="normal" style:text-underline-style="none" fo:font-weight="normal" officeooo:rsid="0021bbc1" style:language-asian="en" style:country-asian="US" style:font-style-asian="normal" style:font-weight-asian="normal" style:font-style-complex="italic"/>
    </style:style>
    <style:style style:name="T39" style:family="text">
      <style:text-properties fo:color="#595959" loext:opacity="100%" style:text-line-through-style="none" style:text-line-through-type="none" style:font-name="Roboto" fo:language="en" fo:country="GB" fo:font-style="normal" style:text-underline-style="none" fo:font-weight="normal" officeooo:rsid="0024b893" style:language-asian="en" style:country-asian="US" style:font-style-asian="normal" style:font-weight-asian="normal" style:font-style-complex="italic"/>
    </style:style>
    <style:style style:name="T40" style:family="text">
      <style:text-properties fo:color="#404040" loext:opacity="100%" style:font-name="Roboto" fo:language="en" fo:country="GB" style:language-asian="en" style:country-asian="US"/>
    </style:style>
    <style:style style:name="T41" style:family="text">
      <style:text-properties fo:color="#404040" loext:opacity="100%" style:font-name="Roboto" fo:language="en" fo:country="GB" fo:font-style="italic" style:language-asian="en" style:country-asian="US" style:font-style-asian="italic" style:font-style-complex="italic"/>
    </style:style>
    <style:style style:name="T42" style:family="text">
      <style:text-properties fo:color="#404040" loext:opacity="100%" style:font-name="Roboto" fo:font-size="10pt" fo:language="en" fo:country="GB" officeooo:rsid="001ffd57" style:font-size-asian="10pt" style:language-asian="en" style:country-asian="US" style:font-size-complex="10pt"/>
    </style:style>
    <style:style style:name="T43" style:family="text">
      <style:text-properties fo:color="#404040" loext:opacity="100%" style:font-name="Roboto" fo:font-size="10pt" fo:language="en" fo:country="GB" officeooo:rsid="0024b893" style:font-size-asian="10pt" style:language-asian="en" style:country-asian="US" style:font-size-complex="10pt"/>
    </style:style>
    <style:style style:name="T44" style:family="text">
      <style:text-properties fo:color="#404040" loext:opacity="100%" style:font-name="Roboto" fo:font-size="10pt" fo:language="en" fo:country="GB" style:text-underline-style="none" officeooo:rsid="001ffd57" style:font-size-asian="10pt" style:language-asian="en" style:country-asian="US" style:font-size-complex="10pt"/>
    </style:style>
    <style:style style:name="T45" style:family="text">
      <style:text-properties fo:color="#404040" loext:opacity="100%" style:font-name="Roboto" fo:font-size="10pt" fo:language="en" fo:country="GB" style:text-underline-style="none" officeooo:rsid="00207b00" style:font-size-asian="10pt" style:language-asian="en" style:country-asian="US" style:font-size-complex="10pt"/>
    </style:style>
    <style:style style:name="T46" style:family="text">
      <style:text-properties fo:color="#404040" loext:opacity="100%" style:font-name="Roboto" fo:font-size="10pt" fo:language="en" fo:country="GB" style:text-underline-style="none" officeooo:rsid="0024b893" style:font-size-asian="10pt" style:language-asian="en" style:country-asian="US" style:font-size-complex="10pt"/>
    </style:style>
    <style:style style:name="T47" style:family="text">
      <style:text-properties style:use-window-font-color="true" loext:opacity="0%" fo:font-size="12pt" style:text-underline-style="none" officeooo:rsid="001ffd57" style:font-size-asian="12pt" style:font-size-complex="12pt"/>
    </style:style>
    <style:style style:name="T48" style:family="text">
      <style:text-properties fo:language="en" fo:country="GB"/>
    </style:style>
    <style:style style:name="T49" style:family="text">
      <style:text-properties fo:language="en" fo:country="GB" fo:font-weight="bold" style:font-weight-asian="bold" style:font-weight-complex="bold"/>
    </style:style>
    <style:style style:name="T50" style:family="text">
      <style:text-properties fo:language="en" fo:country="GB" fo:font-weight="bold" officeooo:rsid="0019b440" style:font-weight-asian="bold" style:font-weight-complex="bold"/>
    </style:style>
    <style:style style:name="T51" style:family="text">
      <style:text-properties fo:font-weight="bold" style:font-weight-asian="bold" style:font-weight-complex="bold"/>
    </style:style>
    <style:style style:name="T52" style:family="text">
      <style:text-properties officeooo:rsid="00189425"/>
    </style:style>
    <style:style style:name="T53" style:family="text">
      <style:text-properties officeooo:rsid="001c3114"/>
    </style:style>
    <style:style style:name="T54" style:family="text">
      <style:text-properties officeooo:rsid="001d74b1"/>
    </style:style>
    <style:style style:name="T55" style:family="text">
      <style:text-properties fo:font-style="italic" style:font-style-asian="italic"/>
    </style:style>
    <style:style style:name="T56" style:family="text">
      <style:text-properties officeooo:rsid="001ffd57"/>
    </style:style>
    <style:style style:name="T57" style:family="text">
      <style:text-properties officeooo:rsid="002540ff"/>
    </style:style>
    <style:style style:name="T58" style:family="text">
      <style:text-properties officeooo:rsid="0026b449"/>
    </style:style>
    <style:style style:name="T59" style:family="text">
      <style:text-properties officeooo:rsid="0027859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Toc46423498"/></text:p>
      <text:p text:style-name="Standard"/>
      <text:p text:style-name="P7"><text:span text:style-name="T6">CODING </text:span><text:span text:style-name="T5">ASSIGNMENT</text:span><text:line-break/><text:span text:style-name="T53">(Senior) </text:span><text:span text:style-name="T52">Data Scientist</text:span></text:p>
      <text:p text:style-name="Standard"/>
      <text:p text:style-name="Text_20_body"><text:span text:style-name="T52">Thank you for showing your interest in </text:span>being a part of<text:span text:style-name="T52"> Talentwunder’</text:span>s Data Science Team. We are eager to learn about your skills and ideas that you want to contribute to Talentwunder! </text:p>
      <text:p text:style-name="Text_20_body"><text:span text:style-name="T53">In t</text:span>his assignment <text:span text:style-name="T53">you will get the chance</text:span> to showcase your technical skills, creativity as well as <text:s/>business sense <text:span text:style-name="T54">by solving our tasks</text:span>. <text:span text:style-name="T18">In addition, your answers will serve as a starting point for future discussions of the interview process. We are looking forward to see your </text:span><text:span text:style-name="T19">results</text:span><text:span text:style-name="T18">!</text:span></text:p>
      <text:p text:style-name="P38"/>
      <text:p text:style-name="P20"><text:span text:style-name="T50">T</text:span><text:span text:style-name="T49">asks</text:span></text:p>
      <text:h text:style-name="P28" text:outline-level="1"><text:bookmark-end text:name="_Toc46423498"/>Serving Word Similarities</text:h>
      <text:p text:style-name="Text_20_body">Similarity <text:span text:style-name="T58">that is</text:span> based on <text:span text:style-name="T58">the distance between </text:span>embedding vectors is a useful tool for content-based recommendation systems. For this task, you will train a model to learn <text:span text:style-name="T56">word </text:span>embedding vectors from textual data and deploy the model as a simple service to serve the top 10 <text:span text:style-name="T20">most similar </text:span>terms for a given query word.</text:p>
      <text:p text:style-name="P27">Requirements:</text:p>
      <text:list xml:id="list1351449573" text:style-name="WWNum2">
        <text:list-item>
          <text:p text:style-name="P34"><text:span text:style-name="Internet_20_link"><text:span text:style-name="T25">Implementation should be done in </text:span></text:span><text:span text:style-name="Internet_20_link"><text:span text:style-name="T27">P</text:span></text:span><text:span text:style-name="Internet_20_link"><text:span text:style-name="T26">ython </text:span></text:span><text:span text:style-name="Internet_20_link"><text:span text:style-name="T27">3.7+</text:span></text:span><text:span text:style-name="Internet_20_link"><text:span text:style-name="T25">.</text:span></text:span></text:p>
        </text:list-item>
        <text:list-item>
          <text:p text:style-name="P36">The training and service should be deployed as a docker-container (e.g. docker-compose).</text:p>
        </text:list-item>
        <text:list-item>
          <text:p text:style-name="P39">We expect to run your solutions <text:span text:style-name="T55">out-of-the-box</text:span> with a single command like „<text:span text:style-name="T55">docker-compose up</text:span>“</text:p>
        </text:list-item>
      </text:list>
      <text:h text:style-name="P31" text:outline-level="2">Model Training</text:h>
      <text:p text:style-name="Standard"><text:span text:style-name="T40">Use the dataset “</text:span><text:span text:style-name="T41">data/sample_data.csv</text:span><text:span text:style-name="T40">” for training your model. </text:span><text:span text:style-name="T42">Deploy the training script as a docker-container </text:span><text:span text:style-name="T43">(e.g. </text:span><text:span text:style-name="T42">docker-compose</text:span><text:span text:style-name="T43">)</text:span><text:span text:style-name="T42">. Note that the quality of the word embeddings is not of importance!</text:span></text:p>
      <text:h text:style-name="P32" text:outline-level="2"><text:span text:style-name="Internet_20_link"><text:span text:style-name="T47">Model Serving</text:span></text:span></text:h>
      <text:p text:style-name="Standard"><text:span text:style-name="Internet_20_link"><text:span text:style-name="T44">Implement an </text:span></text:span><text:span text:style-name="Internet_20_link"><text:span text:style-name="T46">API</text:span></text:span><text:span text:style-name="Internet_20_link"><text:span text:style-name="T44"> endpoint <text:s/>“/</text:span></text:span><text:span text:style-name="Internet_20_link"><text:span text:style-name="T45">mostSimilar” that returns the 10 most similar words according to your learned word embeddings. The marketing team has provided two lists that your service needs to account for:</text:span></text:span></text:p>
      <text:list xml:id="list151201455021766" text:continue-numbering="true" text:style-name="WWNum2">
        <text:list-item>
          <text:p text:style-name="P35"><text:span text:style-name="Internet_20_link"><text:span text:style-name="T28">“</text:span></text:span><text:span text:style-name="Internet_20_link"><text:span text:style-name="T29">currated.json”: A dictionary containing </text:span></text:span><text:span text:style-name="Internet_20_link"><text:span text:style-name="T31">words</text:span></text:span><text:span text:style-name="Internet_20_link"><text:span text:style-name="T29"> that you should serve instead of the learned representations.</text:span></text:span></text:p>
        </text:list-item>
        <text:list-item>
          <text:p text:style-name="P40"><text:span text:style-name="Internet_20_link"><text:span text:style-name="T29">“blocked.json”: A list of </text:span></text:span><text:span text:style-name="Internet_20_link"><text:span text:style-name="T30">query </text:span></text:span><text:span text:style-name="Internet_20_link"><text:span text:style-name="T29">words that we don’t want to serve similar </text:span></text:span><text:span text:style-name="Internet_20_link"><text:span text:style-name="T30">words</text:span></text:span><text:span text:style-name="Internet_20_link"><text:span text:style-name="T29"> for.</text:span></text:span></text:p>
        </text:list-item>
      </text:list>
      <text:p text:style-name="P21"><text:span text:style-name="Internet_20_link"><text:span text:style-name="T21">These files are shared via an s3 bucket that is provided by another docker-container. (Please start the container using “</text:span></text:span><text:span text:style-name="Internet_20_link"><text:span text:style-name="T22">docker-compose -</text:span></text:span><text:span text:style-name="Internet_20_link"><text:span text:style-name="T36">f docker-compose-stack.yml up</text:span></text:span><text:span text:style-name="Internet_20_link"><text:span text:style-name="T34">” and remember to set an appropriate endpoint-url, </text:span></text:span><text:span text:style-name="Internet_20_link"><text:span text:style-name="T35">such as “</text:span></text:span><text:a xlink:type="simple" xlink:href="http://localstack:4566/" text:style-name="Internet_20_link" text:visited-style-name="Visited_20_Internet_20_Link"><text:span text:style-name="Internet_20_link"><text:span text:style-name="T37">http://localstack:4566</text:span></text:span></text:a><text:span text:style-name="Internet_20_link"><text:span text:style-name="T35">” if you have joined the localstack network</text:span></text:span><text:span text:style-name="Internet_20_link"><text:span text:style-name="T38">.)</text:span></text:span></text:p>
      <text:p text:style-name="P22"><text:soft-page-break/><text:span text:style-name="Internet_20_link"><text:span text:style-name="T39">For bonus points: Implement an endpoint to dynamically reload these files from s3.</text:span></text:span></text:p>
      <text:p text:style-name="P11"><text:span text:style-name="Internet_20_link"><text:span text:style-name="T33"/></text:span></text:p>
      <text:h text:style-name="P29" text:outline-level="1">Similarity Search</text:h>
      <text:p text:style-name="P12">Representation vectors are very powerful to capture complex search criteria. However, for a large vocabulary of representation vectors (10+ million, with embedding size N=100+), a straightforward query, i.e. computing the distance <text:span text:style-name="T57">between the query vector and each entry of the vocabulary</text:span>, is often too expensive.</text:p>
      <text:p text:style-name="P13">Consider Talentwunder would like to provide a search based on representation vectors to find similar profiles. A straightforward query is not feasible. <text:span text:style-name="T51">How could you help? </text:span></text:p>
      <text:p text:style-name="P13">Note: No coding or implementation is required. Keep your answer “high-level”.</text:p>
      <text:h text:style-name="P30" text:outline-level="1"><text:bookmark-start text:name="_Toc46423500"/>E<text:bookmark-end text:name="_Toc46423500"/>ntrepreneurial <text:span text:style-name="T59">T</text:span>hinking</text:h>
      <text:p text:style-name="P14">In the first interview session, we introduced you to some features and data products developed at Talentwunder. </text:p>
      <text:list xml:id="list151201672181872" text:continue-numbering="true" text:style-name="WWNum2">
        <text:list-item>
          <text:p text:style-name="P41"><text:span text:style-name="Internet_20_link"><text:span text:style-name="T24">Can you think of a data driven product/feature that would be useful in the recruiting domain? </text:span></text:span></text:p>
        </text:list-item>
        <text:list-item>
          <text:p text:style-name="P41"><text:span text:style-name="Internet_20_link"><text:span text:style-name="T24">What data would you need to realize the project? Where do you get the data from?</text:span></text:span></text:p>
        </text:list-item>
        <text:list-item>
          <text:p text:style-name="P41"><text:span text:style-name="Internet_20_link"><text:span text:style-name="T24">How would you measure the success of your data product?</text:span></text:span></text:p>
        </text:list-item>
        <text:list-item>
          <text:p text:style-name="P41"><text:span text:style-name="Internet_20_link"><text:span text:style-name="T24">What kind of model would you use to implement the solution and why?</text:span></text:span></text:p>
        </text:list-item>
      </text:list>
      <text:p text:style-name="P15"><text:span text:style-name="Internet_20_link"><text:span text:style-name="T24">Note: Try to exclude products/features introduced at your first interview; However it is not required to come up with your own product.</text:span></text:span></text:p>
      <text:p text:style-name="P14"/>
      <text:p text:style-name="P42">FAQ</text:p>
      <text:p text:style-name="No_20_Spacing">How much time do I have?</text:p>
      <text:p text:style-name="P6"><text:span text:style-name="Internet_20_link"><text:span text:style-name="T23">Please send us your results in 5 days from the time you get this assignment.</text:span></text:span></text:p>
      <text:p text:style-name="No_20_Spacing"><text:span text:style-name="Internet_20_link"><text:span text:style-name="T7">How much time should I spend on this?</text:span></text:span></text:p>
      <text:p text:style-name="P26"><text:span text:style-name="Internet_20_link"><text:span text:style-name="T16">This assignment should take no more th</text:span></text:span><text:span text:style-name="Internet_20_link"><text:span text:style-name="T17">a</text:span></text:span><text:span text:style-name="Internet_20_link"><text:span text:style-name="T16">n 8 hours in total. Time is hard to find though.</text:span></text:span></text:p>
      <text:p text:style-name="No_20_Spacing"><text:span text:style-name="Internet_20_link"><text:span text:style-name="T8">Is code quality of importance</text:span></text:span><text:span text:style-name="Internet_20_link"><text:span text:style-name="T7">?</text:span></text:span></text:p>
      <text:p text:style-name="P8"><text:span text:style-name="Internet_20_link"><text:span text:style-name="T32">Yes, </text:span></text:span><text:span text:style-name="Internet_20_link"><text:span text:style-name="T12">code quality will be a major factor. </text:span></text:span><text:span text:style-name="Internet_20_link"><text:span text:style-name="T13">This</text:span></text:span><text:span text:style-name="Internet_20_link"><text:span text:style-name="T12"> includes documentation, error handling, unit-testing, </text:span></text:span><text:span text:style-name="Internet_20_link"><text:span text:style-name="T13">use of</text:span></text:span><text:span text:style-name="Internet_20_link"><text:span text:style-name="T12"> </text:span></text:span><text:span text:style-name="Internet_20_link"><text:span text:style-name="T13">OOP or other code patterns/strategies, and more.</text:span></text:span><text:span text:style-name="Internet_20_link"><text:span text:style-name="T12"> </text:span></text:span><text:span text:style-name="Internet_20_link"><text:span text:style-name="T32">Focus on these aspects as you</text:span></text:span><text:span text:style-name="Internet_20_link"><text:span text:style-name="T12"> see fit with respect to the time con</text:span></text:span><text:span text:style-name="Internet_20_link"><text:span text:style-name="T13">s</text:span></text:span><text:span text:style-name="Internet_20_link"><text:span text:style-name="T12">traints.</text:span></text:span></text:p>
      <text:p text:style-name="P9"><text:span text:style-name="Internet_20_link"><text:span text:style-name="T9">Any questions or clarification needed?</text:span></text:span></text:p>
      <text:p text:style-name="P9"><text:span text:style-name="Internet_20_link"><text:span text:style-name="T32">If yo</text:span></text:span><text:span text:style-name="Internet_20_link"><text:span text:style-name="T13">u have any other questions, hit reply to the email this assignment was attached to or send your questions directly to: </text:span></text:span><text:span text:style-name="Internet_20_link"><text:span text:style-name="T14">sascha.gerloff@talentwunder.com</text:span></text:span></text:p>
      <text:p text:style-name="P26"><text:span text:style-name="Internet_20_link"><text:span text:style-name="T16"/></text:span></text:p>
      <text:p text:style-name="P26"><text:span text:style-name="Internet_20_link"><text:span text:style-name="T16"/></text:span></text:p>
      <text:p text:style-name="P26"><text:soft-page-break/><text:span text:style-name="Internet_20_link"><text:span text:style-name="T16"/></text:span></text:p>
      <text:p text:style-name="P26"><text:span text:style-name="Internet_20_link"><text:span text:style-name="T16"/></text:span></text:p>
      <text:p text:style-name="P6"><text:span text:style-name="Internet_20_link"><text:span text:style-name="T23"/></text:span></text:p>
      <text:p text:style-name="P25">Überschrift GROß</text:p>
      <text:p text:style-name="P19">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text:p>
      <text:p text:style-name="ÜS_5f_Klein"><text:span text:style-name="T48">Überschrift </text:span><text:span text:style-name="T4">KLEIN</text:span><text:span text:style-name="T48"> </text:span></text:p>
      <text:p text:style-name="P18">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text:p>
      <text:p text:style-name="P10"><text:span text:style-name="Internet_20_link"><text:span text:style-name="T11"/></text:span></text:p>
      <text:list xml:id="list151202856820008" text:continue-numbering="true" text:style-name="WWNum2">
        <text:list-item>
          <text:p text:style-name="P33"><text:span text:style-name="Internet_20_link"><text:span text:style-name="T15">Talentwunder</text:span></text:span></text:p>
        </text:list-item>
        <text:list-item>
          <text:p text:style-name="P33">Talentwunder</text:p>
        </text:list-item>
      </text:list>
      <text:p text:style-name="Standard"/>
      <text:list xml:id="list1983998597" text:style-name="WWNum38">
        <text:list-item>
          <text:p text:style-name="P37">Talentwunder</text:p>
        </text:list-item>
        <text:list-item>
          <text:p text:style-name="P37">Talentwunder</text:p>
        </text:list-item>
      </text:list>
      <text:p text:style-name="Standard"/>
      <table:table table:name="Table1" table:style-name="Table1">
        <table:table-column table:style-name="Table1.A" table:number-columns-repeated="4"/>
        <table:table-row table:style-name="Table1.1">
          <table:table-cell table:style-name="Table1.A1" office:value-type="string">
            <text:p text:style-name="P24">Text 1</text:p>
          </table:table-cell>
          <table:table-cell table:style-name="Table1.A1" office:value-type="string">
            <text:p text:style-name="P24">Text 2</text:p>
          </table:table-cell>
          <table:table-cell table:style-name="Table1.A1" office:value-type="string">
            <text:p text:style-name="P24">Text 3</text:p>
          </table:table-cell>
          <table:table-cell table:style-name="Table1.A1" office:value-type="string">
            <text:p text:style-name="P24">Text 4</text:p>
          </table:table-cell>
        </table:table-row>
        <table:table-row table:style-name="Table1.1">
          <table:table-cell table:style-name="Table1.A2" office:value-type="string">
            <text:p text:style-name="P16">Kannste was reinschreiben</text:p>
          </table:table-cell>
          <table:table-cell table:style-name="Table1.A2" office:value-type="string">
            <text:p text:style-name="P17">Kannste was reinschreiben<text:span text:style-name="T51"> </text:span></text:p>
          </table:table-cell>
          <table:table-cell table:style-name="Table1.A2" office:value-type="string">
            <text:p text:style-name="P23">Kannste was reinschreiben</text:p>
          </table:table-cell>
          <table:table-cell table:style-name="Table1.A2" office:value-type="string">
            <text:p text:style-name="P17">Kannste was reinschreiben<text:bookmark text:name="_Toc297381493"/></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de" style:country-asian="D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de" fo:country="DE" style:letter-kerning="false" style:font-name-asian="Calibri1" style:font-size-asian="11pt" style:language-asian="de" style:country-asian="DE"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style:contextual-spacing="false" fo:line-height="115%" fo:text-align="justify" style:justify-single-word="false" fo:orphans="2" fo:widows="2" fo:hyphenation-ladder-count="no-limit" style:writing-mode="lr-tb"/>
      <style:text-properties fo:color="#595959" loext:opacity="100%" style:font-name="Roboto" fo:font-family="Roboto" style:font-family-generic="roman" style:font-pitch="variable" fo:font-size="10pt" style:font-size-asian="10pt" style:language-asian="en" style:country-asian="US" style:font-size-complex="10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4925in" fo:margin-right="0in" fo:margin-top="0.0835in" fo:margin-bottom="0in" style:contextual-spacing="true" fo:line-height="150%" fo:keep-together="always" fo:text-indent="-0.4925in" style:auto-text-indent="false" fo:keep-with-next="always"/>
      <style:text-properties fo:color="#131e30" loext:opacity="100%" fo:font-size="14pt" fo:font-weight="bold" style:font-name-asian="Times New Roman1" style:font-family-asian="'Times New Roman'" style:font-family-generic-asian="system" style:font-pitch-asian="variable" style:font-size-asian="14pt" style:language-asian="ar" style:country-asian="SA"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4925in" fo:margin-right="0in" fo:margin-top="0.0835in" fo:margin-bottom="0in" style:contextual-spacing="true" fo:line-height="150%" fo:text-align="start" style:justify-single-word="false" fo:keep-together="always" fo:text-indent="-0.4925in" style:auto-text-indent="false" fo:keep-with-next="always">
        <style:tab-stops>
          <style:tab-stop style:position="0in" style:type="right"/>
        </style:tab-stops>
      </style:paragraph-properties>
      <style:text-properties fo:color="#131e30" loext:opacity="100%"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4925in" fo:margin-right="0in" fo:margin-top="0.0835in" fo:margin-bottom="0in" style:contextual-spacing="true" fo:line-height="150%" fo:keep-together="always" fo:text-indent="-0.4925in" style:auto-text-indent="false" fo:keep-with-next="always"/>
      <style:text-properties fo:color="#131e30" loext:opacity="100%" fo:font-size="14pt" fo:font-weight="bold" style:font-name-asian="Times New Roman1" style:font-family-asian="'Times New Roman'" style:font-family-generic-asian="system" style:font-pitch-asian="variable"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left="0.5909in" fo:margin-right="0in" fo:line-height="100%" fo:keep-together="always" fo:text-indent="-0.5909in" style:auto-text-indent="false" fo:keep-with-next="always"/>
      <style:text-properties style:use-window-font-color="true" loext:opacity="0%" fo:font-size="12pt" fo:font-weight="bold" style:font-name-asian="Times New Roman1" style:font-family-asian="'Times New Roman'" style:font-family-generic-asian="system" style:font-pitch-asian="variable" style:font-size-asian="12pt" style:font-weight-asian="bold" style:font-size-complex="12pt"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125%" fo:keep-together="always" fo:keep-with-next="always"/>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class="text">
      <style:paragraph-properties fo:line-height="125%"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class="text">
      <style:paragraph-properties fo:line-height="125%" fo:keep-together="always" fo:keep-with-next="always"/>
      <style:text-properties fo:color="#404040" loext:opacity="100%" style:font-name="Cambria" fo:font-family="Cambria" style:font-family-generic="roman" style:font-pitch="variable" style:font-name-asian="Times New Roman1" style:font-family-asian="'Times New Roman'" style:font-family-generic-asian="system" style:font-pitch-asian="variable"/>
    </style:style>
    <style:style style:name="Heading_20_9" style:display-name="Heading 9" style:family="paragraph" style:parent-style-name="Standard" style:next-style-name="Standard" style:default-outline-level="9" style:class="text">
      <style:paragraph-properties fo:line-height="125%" fo:keep-together="always" fo:keep-with-next="always"/>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style-complex="italic"/>
    </style:style>
    <style:style style:name="Contents_20_1" style:display-name="Contents 1" style:family="paragraph" style:parent-style-name="Standard" style:next-style-name="Standard" style:auto-update="true" style:default-outline-level="" style:class="index">
      <style:paragraph-properties fo:margin-top="0.028in" fo:margin-bottom="0in" style:contextual-spacing="false" fo:line-height="100%" fo:text-align="start" style:justify-single-word="false">
        <style:tab-stops>
          <style:tab-stop style:position="0.3937in"/>
          <style:tab-stop style:position="6.4957in" style:type="right" style:leader-style="dotted" style:leader-text="."/>
        </style:tab-stops>
      </style:paragraph-properties>
      <style:text-properties style:use-window-font-color="true" loext:opacity="0%" style:font-name-complex="Calibri1" style:font-family-complex="Calibri"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left="0.3937in" fo:margin-right="-0.0016in" fo:margin-top="0in" fo:margin-bottom="0in" style:contextual-spacing="false" fo:line-height="100%" fo:text-align="start" style:justify-single-word="false" fo:text-indent="-0.3937in" style:auto-text-indent="false">
        <style:tab-stops>
          <style:tab-stop style:position="0.3937in"/>
          <style:tab-stop style:position="6.4957in" style:type="right" style:leader-style="dotted" style:leader-text="."/>
        </style:tab-stops>
      </style:paragraph-properties>
      <style:text-properties fo:color="#404040" loext:opacity="100%" fo:font-size="9pt" style:font-size-asian="9pt" style:font-name-complex="Calibri1" style:font-family-complex="Calibri" style:font-family-generic-complex="system" style:font-pitch-complex="variable" style:font-size-complex="9pt"/>
    </style:style>
    <style:style style:name="Contents_20_3" style:display-name="Contents 3" style:family="paragraph" style:parent-style-name="Standard" style:next-style-name="Standard" style:auto-update="true" style:default-outline-level="" style:class="index">
      <style:paragraph-properties fo:margin-left="0.3937in" fo:margin-right="0.1965in" fo:margin-top="0in" fo:margin-bottom="0in" style:contextual-spacing="false" fo:line-height="100%" fo:text-align="start" style:justify-single-word="false" fo:text-indent="-0.3937in" style:auto-text-indent="false">
        <style:tab-stops>
          <style:tab-stop style:position="6.4957in" style:type="right" style:leader-style="dotted" style:leader-text="."/>
        </style:tab-stops>
      </style:paragraph-properties>
      <style:text-properties fo:color="#404040" loext:opacity="100%" fo:font-size="9pt" style:font-size-asian="9pt" style:font-name-complex="Calibri1" style:font-family-complex="Calibri" style:font-family-generic-complex="system" style:font-pitch-complex="variable" style:font-size-complex="9pt" style:font-style-complex="italic"/>
    </style:style>
    <style:style style:name="caption" style:family="paragraph" style:parent-style-name="Standard" style:next-style-name="Standard" style:default-outline-level="">
      <style:paragraph-properties fo:margin-left="0.7874in" fo:margin-right="0in" fo:line-height="100%" fo:text-indent="-0.7874in" style:auto-text-indent="false">
        <style:tab-stops>
          <style:tab-stop style:position="0.7874in"/>
        </style:tab-stops>
      </style:paragraph-properties>
      <style:text-properties style:use-window-font-color="true" loext:opacity="0%" fo:font-size="9pt" style:font-size-asian="9pt" style:font-size-complex="9pt" style:font-weight-complex="bold"/>
    </style:style>
    <style:style style:name="table_20_of_20_figures" style:display-name="table of figures" style:family="paragraph" style:parent-style-name="Contents_20_2" style:next-style-name="Standard" style:default-outline-level="">
      <style:paragraph-properties fo:margin-left="0.7874in" fo:margin-right="0.2937in" fo:text-indent="-0.7874in" style:auto-text-indent="false">
        <style:tab-stops>
          <style:tab-stop style:position="0.3937in"/>
          <style:tab-stop style:position="0.7874in"/>
          <style:tab-stop style:position="6.4957in" style:type="right" style:leader-style="dotted" style:leader-text="."/>
        </style:tab-stops>
      </style:paragraph-properties>
    </style:style>
    <style:style style:name="Title" style:family="paragraph" style:parent-style-name="Standard" style:next-style-name="Standard" style:default-outline-level="" style:class="chapter">
      <style:paragraph-properties fo:margin-top="0.0835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name-asian="Times New Roman1"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line-height="125%"/>
      <style:text-properties fo:color="#4f81bd" loext:opacity="100%" style:font-name="Cambria" fo:font-family="Cambria" style:font-family-generic="roman" style:font-pitch="variable" fo:letter-spacing="0.0102in" fo:font-style="italic" style:font-name-asian="Times New Roman1" style:font-family-asian="'Times New Roman'" style:font-family-generic-asian="system" style:font-pitch-asian="variable" style:font-style-asian="italic" style:font-size-complex="12pt" style:font-style-complex="italic"/>
    </style:style>
    <style:style style:name="No_20_Spacing" style:display-name="No Spacing" style:family="paragraph" style:default-outline-level="">
      <style:paragraph-properties fo:margin-top="0.0835in" fo:margin-bottom="0.0835in" style:contextual-spacing="false" fo:text-align="start" style:justify-single-word="false" fo:orphans="2" fo:widows="2" style:writing-mode="lr-tb"/>
      <style:text-properties fo:color="#131e30" loext:opacity="100%" style:font-name="Roboto" fo:font-family="Roboto" style:font-family-generic="roman" style:font-pitch="variable" fo:font-size="12pt" fo:font-weight="bold" style:font-size-asian="12pt" style:language-asian="en" style:country-asian="US" style:font-weight-asian="bold"/>
    </style:style>
    <style:style style:name="List_20_Paragraph" style:display-name="List Paragraph" style:family="paragraph" style:parent-style-name="Standard" style:default-outline-level="">
      <style:paragraph-properties fo:margin-left="0.5in" fo:margin-right="0in" fo:margin-top="0.0835in" fo:margin-bottom="0.0835in" style:contextual-spacing="true" fo:line-height="125%" fo:text-indent="0in" style:auto-text-indent="false"/>
      <style:text-properties style:use-window-font-color="true" loext:opacity="0%"/>
    </style:style>
    <style:style style:name="Quote" style:family="paragraph" style:parent-style-name="Standard" style:next-style-name="Standard" style:default-outline-level="" style:list-style-name="WWNum2">
      <style:paragraph-properties fo:margin-top="0.0835in" fo:margin-bottom="0.0835in" style:contextual-spacing="true" fo:line-height="100%">
        <style:tab-stops>
          <style:tab-stop style:position="0.9846in"/>
        </style:tab-stops>
      </style:paragraph-properties>
      <style:text-properties style:font-style-complex="italic"/>
    </style:style>
    <style:style style:name="TOC_20_Heading" style:display-name="TOC Heading" style:family="paragraph" style:parent-style-name="Heading_20_1" style:next-style-name="Standard" style:default-outline-level="" style:list-style-name=""/>
    <style:style style:name="Klammern" style:family="paragraph" style:parent-style-name="Standard" style:default-outline-level="">
      <style:paragraph-properties fo:line-height="125%"/>
      <style:text-properties style:use-window-font-color="true" loext:opacity="0%" fo:font-size="9pt" fo:font-style="italic" style:font-size-asian="9pt" style:font-style-asian="italic" style:font-size-complex="9pt"/>
    </style:style>
    <style:style style:name="Ohne_20_Absatz" style:display-name="Ohne Absatz" style:family="paragraph" style:parent-style-name="Standard" style:default-outline-level="">
      <style:paragraph-properties fo:margin-top="0in" fo:margin-bottom="0.0835in" style:contextual-spacing="false" fo:line-height="100%" fo:text-align="center" style:justify-single-word="false"/>
      <style:text-properties style:use-window-font-color="true" loext:opacity="0%" fo:font-size="6pt" fo:font-weight="bold" style:font-size-asian="6pt" style:font-weight-asian="bold" style:font-size-complex="12pt" style:font-style-complex="italic" style:font-weight-complex="bold"/>
    </style:style>
    <style:style style:name="Inhaltsverzeichnis" style:family="paragraph" style:parent-style-name="Standard" style:default-outline-level="">
      <style:paragraph-properties fo:margin-top="0in" fo:margin-bottom="0.0835in" style:contextual-spacing="false" fo:line-height="100%"/>
      <style:text-properties style:use-window-font-color="true" loext:opacity="0%"/>
    </style:style>
    <style:style style:name="Fußnoten" style:family="paragraph" style:parent-style-name="Footnote" style:default-outline-level="">
      <style:paragraph-properties fo:margin-left="0.1972in" fo:margin-right="0in" fo:text-indent="-0.1972in" style:auto-text-indent="false"/>
    </style:style>
    <style:style style:name="Footnote" style:family="paragraph" style:parent-style-name="Standard" style:default-outline-level="" style:class="extra">
      <style:paragraph-properties fo:margin-top="0in" fo:margin-bottom="0.0835in" style:contextual-spacing="false" fo:line-height="100%"/>
      <style:text-properties style:use-window-font-color="true" loext:opacity="0%"/>
    </style:style>
    <style:style style:name="Text_20_in_20_Grafiken" style:display-name="Text in Grafiken" style:family="paragraph" style:parent-style-name="Standard" style:default-outline-level="">
      <style:paragraph-properties fo:margin-top="0in" fo:margin-bottom="0.0835in" style:contextual-spacing="false" fo:line-height="100%"/>
      <style:text-properties style:use-window-font-color="true" loext:opacity="0%"/>
    </style:style>
    <style:style style:name="Standard_20__28_fett_29_" style:display-name="Standard (fett)" style:family="paragraph" style:parent-style-name="Standard" style:default-outline-level="">
      <style:paragraph-properties fo:line-height="125%"/>
      <style:text-properties style:use-window-font-color="true" loext:opacity="0%" fo:font-weight="bold" style:font-weight-asian="bold"/>
    </style:style>
    <style:style style:name="ANLAGE_20_ÜBERSCHRIFT" style:display-name="ANLAGE ÜBERSCHRIFT" style:family="paragraph" style:parent-style-name="Standard" style:default-outline-level="">
      <style:paragraph-properties fo:margin-left="1.0835in" fo:margin-right="0in" fo:line-height="100%" fo:text-indent="0in" style:auto-text-indent="false"/>
      <style:text-properties style:use-window-font-color="true" loext:opacity="0%" fo:font-weight="bold" style:font-weight-asian="bold" style:font-size-complex="12pt"/>
    </style:style>
    <style:style style:name="ANLAGE_20_XXX" style:display-name="ANLAGE XXX" style:family="paragraph" style:parent-style-name="Standard" style:default-outline-level="">
      <style:paragraph-properties fo:margin-left="1.0827in" fo:margin-right="0in" fo:line-height="100%" fo:text-indent="-1.0827in" style:auto-text-indent="false">
        <style:tab-stops>
          <style:tab-stop style:position="1.0835in"/>
        </style:tab-stops>
      </style:paragraph-properties>
      <style:text-properties style:use-window-font-color="true" loext:opacity="0%" fo:font-size="14pt" fo:font-weight="bold" style:font-size-asian="14pt" style:font-weight-asian="bold" style:font-size-complex="14pt"/>
    </style:style>
    <style:style style:name="ABB-Verzeichnis" style:family="paragraph" style:parent-style-name="table_20_of_20_figures" style:default-outline-level="">
      <style:paragraph-properties fo:margin-left="1.0835in" fo:margin-right="0.2937in" fo:text-indent="-1.0835in" style:auto-text-indent="false">
        <style:tab-stops>
          <style:tab-stop style:position="0.3937in"/>
          <style:tab-stop style:position="0.7874in"/>
          <style:tab-stop style:position="0.9846in"/>
          <style:tab-stop style:position="1.2756in"/>
          <style:tab-stop style:position="6.4957in" style:type="right" style:leader-style="dotted" style:leader-text="."/>
        </style:tab-stops>
      </style:paragraph-properties>
    </style:style>
    <style:style style:name="TAB_5f_VERZEICHNIS" style:display-name="TAB_VERZEICHNIS" style:family="paragraph" style:parent-style-name="table_20_of_20_figures" style:default-outline-level="">
      <style:paragraph-properties fo:margin-left="0.8862in" fo:margin-right="0.2937in" fo:text-indent="-0.8862in" style:auto-text-indent="false">
        <style:tab-stops>
          <style:tab-stop style:position="0.3937in"/>
          <style:tab-stop style:position="0.6898in"/>
          <style:tab-stop style:position="0.7874in"/>
          <style:tab-stop style:position="6.4957in" style:type="right" style:leader-style="dotted" style:leader-text="."/>
        </style:tab-stops>
      </style:paragraph-properties>
    </style:style>
    <style:style style:name="FRAGE_20__3e__20_FRAGNEKATALOG" style:display-name="FRAGE &gt; FRAGNEKATALOG" style:family="paragraph" style:parent-style-name="Standard" style:default-outline-level="">
      <style:paragraph-properties fo:margin-top="0.0417in" fo:margin-bottom="0.0417in" style:contextual-spacing="false" fo:line-height="100%"/>
      <style:text-properties style:use-window-font-color="true" loext:opacity="0%" fo:font-weight="bold" style:font-weight-asian="bold"/>
    </style:style>
    <style:style style:name="ANTWORT_20__3e__20_FRAGENKATALOG" style:display-name="ANTWORT &gt; FRAGENKATALOG" style:family="paragraph" style:parent-style-name="List_20_Paragraph" style:default-outline-level="">
      <style:paragraph-properties fo:margin-left="0in" fo:margin-right="0in" fo:margin-top="0.0417in" fo:margin-bottom="0.0417in" style:contextual-spacing="true" fo:line-height="100%" fo:text-indent="0in" style:auto-text-indent="false"/>
    </style:style>
    <style:style style:name="ERKLÄRUNG_20__3e__20_Fragenkatalog" style:display-name="ERKLÄRUNG &gt; Fragenkatalog" style:family="paragraph" style:parent-style-name="ANTWORT_20__3e__20_FRAGENKATALOG" style:default-outline-level="">
      <style:paragraph-properties fo:margin-left="0.2953in" fo:margin-right="0in" fo:text-indent="-0.2953in" style:auto-text-indent="false"/>
    </style:style>
    <style:style style:name="FRAGENNR._20__3e__20_Fragenbogen" style:display-name="FRAGENNR. &gt; Fragenbogen" style:family="paragraph" style:parent-style-name="Standard" style:default-outline-level="">
      <style:paragraph-properties fo:margin-top="0.0138in" fo:margin-bottom="0.0138in" style:contextual-spacing="false" fo:line-height="100%" fo:text-align="start" style:justify-single-word="false"/>
      <style:text-properties fo:color="#ffffff" loext:opacity="100%" fo:font-weight="bold" style:font-weight-asian="bold"/>
    </style:style>
    <style:style style:name="FELD_20_BEI_20_GRAFIKEN" style:display-name="FELD BEI GRAFIKEN" style:family="paragraph" style:parent-style-name="Standard" style:default-outline-level="">
      <style:paragraph-properties fo:margin-top="0in" fo:margin-bottom="0.0835in" style:contextual-spacing="false" fo:line-height="125%"/>
      <style:text-properties style:use-window-font-color="true" loext:opacity="0%"/>
    </style:style>
    <style:style style:name="Quellen" style:family="paragraph" style:parent-style-name="Standard" style:default-outline-level="">
      <style:paragraph-properties fo:margin-left="0.7874in" fo:margin-right="0in" fo:margin-top="0.139in" fo:margin-bottom="0.0835in" style:contextual-spacing="false" fo:line-height="125%" fo:text-indent="-0.7874in" style:auto-text-indent="false"/>
      <style:text-properties style:use-window-font-color="true" loext:opacity="0%"/>
    </style:style>
    <style:style style:name="QUELLEN" style:family="paragraph" style:parent-style-name="Quellen" style:default-outline-level="">
      <style:paragraph-properties fo:margin-top="0.0835in" fo:margin-bottom="0.0835in" style:contextual-spacing="false" fo:line-height="100%"/>
      <style:text-properties fo:font-variant="small-caps"/>
    </style:style>
    <style:style style:name="Document_20_Map" style:display-name="Document Map" style:family="paragraph" style:parent-style-name="Standard" style:default-outline-level="">
      <style:paragraph-properties fo:margin-top="0in" fo:margin-bottom="0.0835in" style:contextual-spacing="false" fo:line-height="100%"/>
      <style:text-properties style:use-window-font-color="true" loext:opacity="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0835in" style:contextual-spacing="false" fo:line-height="100%" fo:text-align="start" style:justify-single-word="false" fo:text-indent="0in" style:auto-text-indent="false">
        <style:tab-stops>
          <style:tab-stop style:position="1.1665in"/>
          <style:tab-stop style:position="6.2929in" style:type="right" style:leader-style="dotted" style:leader-text="."/>
        </style:tab-stops>
      </style:paragraph-properties>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0835in" style:contextual-spacing="false" fo:line-height="125%" fo:text-align="start" style:justify-single-word="false" fo:text-indent="0in" style:auto-text-indent="false"/>
      <style:text-properties style:use-window-font-color="true" loext:opacity="0%" fo:font-size="9pt" style:font-size-asian="9pt" style:font-name-complex="Calibri1" style:font-family-complex="Calibri"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0835in" style:contextual-spacing="false" fo:line-height="100%">
        <style:tab-stops>
          <style:tab-stop style:position="3.15in" style:type="center"/>
          <style:tab-stop style:position="6.3in" style:type="right"/>
        </style:tab-stops>
      </style:paragraph-properties>
      <style:text-properties style:use-window-font-color="true" loext:opacity="0%"/>
    </style:style>
    <style:style style:name="TEXTTEIL" style:family="paragraph" style:parent-style-name="Standard" style:default-outline-level="">
      <style:paragraph-properties fo:margin-top="0.0555in" fo:margin-bottom="0.0835in" style:contextual-spacing="false" fo:line-height="125%"/>
      <style:text-properties style:use-window-font-color="true" loext:opacity="0%"/>
    </style:style>
    <style:style style:name="Balloon_20_Text" style:display-name="Balloon Text" style:family="paragraph" style:parent-style-name="Standard" style:default-outline-level="">
      <style:paragraph-properties fo:margin-top="0in" fo:margin-bottom="0.0835in" style:contextual-spacing="false" fo:line-height="100%"/>
      <style:text-properties style:use-window-font-color="true" loext:opacity="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0835in" style:contextual-spacing="false" fo:line-height="100%">
        <style:tab-stops>
          <style:tab-stop style:position="3.15in" style:type="center"/>
          <style:tab-stop style:position="6.3in" style:type="right"/>
        </style:tab-stops>
      </style:paragraph-properties>
      <style:text-properties style:use-window-font-color="true" loext:opacity="0%"/>
    </style:style>
    <style:style style:name="annotation_20_text" style:display-name="annotation text" style:family="paragraph" style:parent-style-name="Standard" style:default-outline-level="">
      <style:paragraph-properties fo:line-height="100%"/>
      <style:text-properties style:use-window-font-color="true" loext:opacity="0%"/>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style:contextual-spacing="false" fo:text-align="start" style:justify-single-word="false" fo:orphans="2" fo:widows="2" style:writing-mode="lr-tb"/>
      <style:text-properties fo:color="#000000" loext:opacity="100%" fo:font-size="12pt" style:font-size-asian="12pt" style:font-name-complex="Calibri1" style:font-family-complex="Calibri" style:font-family-generic-complex="system" style:font-pitch-complex="variable" style:font-size-complex="12pt"/>
    </style:style>
    <style:style style:name="ED" style:family="paragraph" style:parent-style-name="Standard" style:default-outline-level="">
      <style:paragraph-properties fo:margin-left="0.7874in" fo:margin-right="0in" fo:margin-top="0in" fo:margin-bottom="0.0835in" style:contextual-spacing="false" fo:line-height="100%" fo:text-indent="0in" style:auto-text-indent="false"/>
      <style:text-properties style:use-window-font-color="true" loext:opacity="0%" fo:font-size="9pt" style:font-size-asian="9pt" style:font-size-complex="9pt"/>
    </style:style>
    <style:style style:name="Hinter_20_Grafik" style:display-name="Hinter Grafik" style:family="paragraph" style:parent-style-name="Standard" style:default-outline-level="">
      <style:paragraph-properties fo:margin-left="0in" fo:margin-right="-0.0752in" fo:margin-top="0.0835in" fo:margin-bottom="0.0417in" style:contextual-spacing="false" fo:line-height="100%" fo:text-align="start" style:justify-single-word="false" fo:text-indent="0in" style:auto-text-indent="false"/>
      <style:text-properties style:use-window-font-color="true" loext:opacity="0%"/>
    </style:style>
    <style:style style:name="Text_20_in_20_Tabellen" style:display-name="Text in Tabellen" style:family="paragraph" style:parent-style-name="Standard" style:default-outline-level="">
      <style:paragraph-properties fo:margin-top="0in" fo:margin-bottom="0.0835in" style:contextual-spacing="false" fo:line-height="100%"/>
      <style:text-properties style:use-window-font-color="true" loext:opacity="0%"/>
    </style:style>
    <style:style style:name="Text_20_in_20_Kasten" style:display-name="Text in Kasten" style:family="paragraph" style:parent-style-name="Standard" style:default-outline-level="">
      <style:paragraph-properties fo:margin-left="0.0984in" fo:margin-right="0.0984in" fo:line-height="100%" fo:text-indent="0in" style:auto-text-indent="false" fo:padding-left="0.0555in" fo:padding-right="0.0555in" fo:padding-top="0.0138in" fo:padding-bottom="0.0138in" fo:border="0.51pt dashed #000000" style:shadow="none"/>
      <style:text-properties style:use-window-font-color="true" loext:opacity="0%" fo:font-size="9pt" style:font-size-asian="9pt" style:font-size-complex="9pt"/>
    </style:style>
    <style:style style:name="Autoren" style:family="paragraph" style:parent-style-name="Standard" style:default-outline-level="">
      <style:paragraph-properties fo:line-height="125%"/>
      <style:text-properties fo:font-variant="small-caps" style:use-window-font-color="true" loext:opacity="0%"/>
    </style:style>
    <style:style style:name="Beschreibung_20_Quellen" style:display-name="Beschreibung Quellen" style:family="paragraph" style:parent-style-name="QUELLEN" style:default-outline-level="">
      <style:paragraph-properties fo:margin-top="0in" fo:margin-bottom="0in" style:contextual-spacing="false"/>
      <style:text-properties fo:font-variant="normal" fo:text-transform="none" fo:color="#000000" loext:opacity="100%" style:font-name="Times New Roman" fo:font-family="'Times New Roman'" style:font-family-generic="roman" style:font-pitch="variable" fo:font-size="9pt" style:font-size-asian="9pt" style:font-size-complex="9pt"/>
    </style:style>
    <style:style style:name="Normal_20__28_Web_29_" style:display-name="Normal (Web)" style:family="paragraph" style:parent-style-name="Standard" style:default-outline-level="">
      <style:paragraph-properties fo:margin-top="0.1945in" fo:margin-bottom="0.1945in" style:contextual-spacing="false" fo:line-height="100%" fo:text-align="start" style:justify-single-word="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size-complex="12pt"/>
    </style:style>
    <style:style style:name="_32_013-Werte" style:display-name="2013-Werte" style:family="paragraph" style:parent-style-name="Standard" style:default-outline-level="">
      <style:paragraph-properties fo:line-height="125%"/>
      <style:text-properties fo:font-size="9pt" fo:font-style="italic" style:font-size-asian="9pt" style:font-style-asian="italic" style:font-size-complex="9pt"/>
    </style:style>
    <style:style style:name="Revision" style:family="paragraph" style:default-outline-level="">
      <style:paragraph-properties fo:margin-top="0in" fo:margin-bottom="0in" style:contextual-spacing="false" fo:text-align="start" style:justify-single-word="false" fo:orphans="2" fo:widows="2" style:writing-mode="lr-tb"/>
      <style:text-properties fo:color="#000000" loext:opacity="100%" style:language-asian="en" style:country-asian="US"/>
    </style:style>
    <style:style style:name="Listenabsatz1" style:family="paragraph" style:parent-style-name="Standard" style:default-outline-level="">
      <style:paragraph-properties fo:margin-left="0.5in" fo:margin-right="0in" fo:margin-top="0in" fo:margin-bottom="0.111in" style:contextual-spacing="false" fo:line-height="105%" fo:text-align="start" style:justify-single-word="false" fo:hyphenation-ladder-count="no-limit" fo:text-indent="0in" style:auto-text-indent="false"/>
      <style:text-properties style:use-window-font-color="true" loext:opacity="0%" style:font-name-asian="Arial Unicode MS" style:font-family-asian="'Arial Unicode MS'"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loext:hyphenation-no-caps="false"/>
    </style:style>
    <style:style style:name="Intense_20_Quote" style:display-name="Intense Quote" style:family="paragraph" style:parent-style-name="Standard" style:next-style-name="Standard" style:default-outline-level="">
      <style:paragraph-properties fo:margin-left="1.7402in" fo:margin-right="0.3in" fo:margin-top="0in" fo:margin-bottom="0.111in" style:contextual-spacing="false" fo:line-height="125%" fo:text-align="start" style:justify-single-word="false" fo:text-indent="0in" style:auto-text-indent="false" fo:padding-left="0.2083in" fo:padding-right="0.2083in" fo:padding-top="0.1665in" fo:padding-bottom="0.139in" fo:border-left="0.51pt solid #7ba1ce" fo:border-right="1.5pt solid #376092" fo:border-top="0.51pt solid #7ba1ce" fo:border-bottom="1.5pt solid #376092" style:shadow="none"/>
      <style:text-properties fo:font-variant="small-caps" fo:color="#376092" loext:opacity="100%" style:font-name="Cambria" fo:font-family="Cambria" style:font-family-generic="roman" style:font-pitch="variable" style:font-name-asian="Times New Roman1" style:font-family-asian="'Times New Roman'" style:font-family-generic-asian="system" style:font-pitch-asian="variable"/>
    </style:style>
    <style:style style:name="Kleingedrucktes" style:family="paragraph" style:parent-style-name="Standard" style:default-outline-level="">
      <style:paragraph-properties fo:line-height="125%"/>
      <style:text-properties style:use-window-font-color="true" loext:opacity="0%" fo:font-size="7pt" style:font-size-asian="7pt" style:font-size-complex="7pt"/>
    </style:style>
    <style:style style:name="ÜS_5f_Klein" style:display-name="ÜS_Klein" style:family="paragraph" style:parent-style-name="No_20_Spacing" style:default-outline-level="">
      <style:text-properties style:font-size-complex="12pt"/>
    </style:style>
    <style:style style:name="Tabellentexte" style:family="paragraph" style:parent-style-name="Standard" style:default-outline-level="">
      <style:paragraph-properties fo:line-height="100%" fo:text-align="center" style:justify-single-word="false"/>
      <style:text-properties fo:color="#404040" loext:opacity="100%" fo:font-size="8pt" style:font-size-asian="8pt" style:font-size-complex="8pt"/>
    </style:style>
    <style:style style:name="Tabellenüberschriften" style:family="paragraph" style:parent-style-name="Standard" style:default-outline-level="">
      <style:paragraph-properties fo:text-align="center" style:justify-single-word="false"/>
      <style:text-properties fo:color="#ffffff" loext:opacity="100%"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131e30" loext:opacity="100%" style:font-name="Roboto" fo:font-family="Roboto" style:font-family-generic="roman" style:font-pitch="variable" fo:font-size="14pt" fo:font-weight="bold" style:font-name-asian="Times New Roman1" style:font-family-asian="'Times New Roman'" style:font-family-generic-asian="system" style:font-pitch-asian="variable" style:font-size-asian="14pt" style:language-asian="ar" style:country-asian="SA" style:font-weight-asian="bold" style:font-size-complex="16pt" style:font-weight-complex="bold"/>
    </style:style>
    <style:style style:name="Überschrift_20_2_20_Zchn" style:display-name="Überschrift 2 Zchn" style:family="text" style:parent-style-name="Default_20_Paragraph_20_Font">
      <style:text-properties fo:color="#131e30" loext:opacity="100%" style:font-name="Roboto" fo:font-family="Roboto"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4pt" style:font-weight-complex="bold"/>
    </style:style>
    <style:style style:name="Überschrift_20_3_20_Zchn" style:display-name="Überschrift 3 Zchn" style:family="text" style:parent-style-name="Default_20_Paragraph_20_Font">
      <style:text-properties fo:color="#131e30" loext:opacity="100%" style:font-name="Roboto" fo:font-family="Roboto"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4pt" style:font-weight-complex="bold"/>
    </style:style>
    <style:style style:name="Überschrift_20_4_20_Zchn" style:display-name="Überschrift 4 Zchn" style:family="text" style:parent-style-name="Default_20_Paragraph_20_Font">
      <style:text-properties style:font-name="Roboto" fo:font-family="Roboto"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size-complex="12pt" style:font-style-complex="italic" style:font-weight-complex="bold"/>
    </style:style>
    <style:style style:name="Überschrift_20_6_20_Zchn" style:display-name="Überschrift 6 Zchn" style:family="text" style:parent-style-name="Default_20_Paragraph_20_Font">
      <style:text-properties fo:color="#243f60" loext:opacity="100%" style:font-name="Cambria" fo:font-family="Cambria" style:font-family-generic="roman" style:font-pitch="variable" fo:font-style="italic" style:font-name-asian="Times New Roman1" style:font-family-asian="'Times New Roman'" style:font-family-generic-asian="system" style:font-pitch-asian="variable" style:language-asian="en" style:country-asian="US" style:font-style-asian="italic" style:font-style-complex="italic"/>
    </style:style>
    <style:style style:name="Überschrift_20_7_20_Zchn" style:display-name="Überschrift 7 Zchn" style:family="text" style:parent-style-name="Default_20_Paragraph_20_Font">
      <style:text-properties fo:color="#404040" loext:opacity="100%" style:font-name="Cambria" fo:font-family="Cambria" style:font-family-generic="roman" style:font-pitch="variable" fo:font-style="italic" style:font-name-asian="Times New Roman1" style:font-family-asian="'Times New Roman'" style:font-family-generic-asian="system" style:font-pitch-asian="variable" style:language-asian="en" style:country-asian="US" style:font-style-asian="italic" style:font-style-complex="italic"/>
    </style:style>
    <style:style style:name="Überschrift_20_8_20_Zchn" style:display-name="Überschrift 8 Zchn" style:family="text" style:parent-style-name="Default_20_Paragraph_20_Font">
      <style:text-properties fo:color="#404040"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style>
    <style:style style:name="Überschrift_20_9_20_Zchn" style:display-name="Überschrift 9 Zchn" style:family="text" style:parent-style-name="Default_20_Paragraph_20_Font">
      <style:text-properties fo:color="#404040"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language-asian="en" style:country-asian="US" style:font-style-asian="italic" style:font-size-complex="10pt" style:font-style-complex="italic"/>
    </style:style>
    <style:style style:name="Verzeichnis_20_2_20_Zchn" style:display-name="Verzeichnis 2 Zchn" style:family="text" style:parent-style-name="Default_20_Paragraph_20_Font">
      <style:text-properties fo:color="#404040" loext:opacity="100%" style:font-name="Roboto" fo:font-family="Roboto" style:font-family-generic="roman" style:font-pitch="variable" fo:font-size="9pt" style:font-size-asian="9pt" style:language-asian="en" style:country-asian="US" style:font-name-complex="Calibri1" style:font-family-complex="Calibri" style:font-family-generic-complex="system" style:font-pitch-complex="variable" style:font-size-complex="9pt"/>
    </style:style>
    <style:style style:name="Abbildungsverzeichnis_20_Zchn" style:display-name="Abbildungsverzeichnis Zchn" style:family="text" style:parent-style-name="Verzeichnis_20_2_20_Zchn">
      <style:text-properties fo:color="#000000" loext:opacity="100%" style:font-name="Roboto" fo:font-family="Roboto" style:font-family-generic="roman" style:font-pitch="variable" fo:font-size="10pt" style:font-size-asian="10pt" style:language-asian="en" style:country-asian="US" style:font-name-complex="Calibri1" style:font-family-complex="Calibri" style:font-family-generic-complex="system" style:font-pitch-complex="variable" style:font-size-complex="10pt"/>
    </style:style>
    <style:style style:name="Titel_20_Zchn" style:display-name="Titel Zchn" style:family="text" style:parent-style-name="Default_20_Paragraph_20_Font">
      <style:text-properties fo:color="#17365d" loext:opacity="100%" style:font-name="Cambria" fo:font-family="Cambria" style:font-family-generic="roman" style:font-pitch="variable" fo:font-size="26pt" fo:letter-spacing="0.0035in" style:letter-kerning="true" style:font-size-asian="26pt" style:font-name-complex="Times New Roman1" style:font-family-complex="'Times New Roman'" style:font-family-generic-complex="system" style:font-pitch-complex="variable" style:font-size-complex="26pt"/>
    </style:style>
    <style:style style:name="Untertitel_20_Zchn" style:display-name="Untertitel Zchn" style:family="text" style:parent-style-name="Default_20_Paragraph_20_Font">
      <style:text-properties fo:color="#4f81bd" loext:opacity="100%" style:font-name="Cambria" fo:font-family="Cambria" style:font-family-generic="roman" style:font-pitch="variable" fo:font-size="12pt" fo:letter-spacing="0.0102in" fo:font-style="italic" style:font-size-asian="12pt" style:font-style-asian="italic" style:font-name-complex="Times New Roman1"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Kein_20_Leerraum_20_Zchn" style:display-name="Kein Leerraum Zchn" style:family="text" style:parent-style-name="Default_20_Paragraph_20_Font">
      <style:text-properties fo:color="#131e30" loext:opacity="100%" style:font-name="Roboto" fo:font-family="Roboto" style:font-family-generic="roman" style:font-pitch="variable" fo:font-size="12pt" fo:font-weight="bold" style:font-size-asian="12pt" style:language-asian="en" style:country-asian="US" style:font-weight-asian="bold"/>
    </style:style>
    <style:style style:name="Listenabsatz_20_Zchn" style:display-name="Listenabsatz Zchn" style:family="text" style:parent-style-name="Default_20_Paragraph_20_Font">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Zitat_20_Zchn" style:display-name="Zitat Zchn" style:family="text" style:parent-style-name="Default_20_Paragraph_20_Font">
      <style:text-properties fo:color="#595959" loext:opacity="100%" style:font-name="Roboto" fo:font-family="Roboto" style:font-family-generic="roman" style:font-pitch="variable" fo:font-size="10pt" style:font-size-asian="10pt" style:language-asian="en" style:country-asian="US" style:font-size-complex="10pt"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font-name-complex="Times New Roman1" style:font-family-complex="'Times New Roman'" style:font-family-generic-complex="system" style:font-pitch-complex="variable"/>
    </style:style>
    <style:style style:name="Book_20_Title" style:display-name="Book Title" style:family="text" style:parent-style-name="Default_20_Paragraph_20_Font"/>
    <style:style style:name="Klammern_20_Zchn" style:display-name="Klammern Zchn" style:family="text" style:parent-style-name="Default_20_Paragraph_20_Font">
      <style:text-properties fo:color="#000000" loext:opacity="100%" fo:font-size="9pt" fo:font-style="italic" style:font-size-asian="9pt" style:language-asian="en" style:country-asian="US" style:font-style-asian="italic" style:font-size-complex="9pt"/>
    </style:style>
    <style:style style:name="Ohne_20_Absatz_20_Zchn" style:display-name="Ohne Absatz Zchn"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style-complex="italic" style:font-weight-complex="bold"/>
    </style:style>
    <style:style style:name="Inhaltsverzeichnis_20_Zchn" style:display-name="Inhaltsverzeichnis Zchn" style:family="text" style:parent-style-name="Default_20_Paragraph_20_Font">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Fußnoten_20_Zchn" style:display-name="Fußnoten Zchn" style:family="text" style:parent-style-name="Default_20_Paragraph_20_Font">
      <style:text-properties fo:color="#000000" loext:opacity="100%" fo:font-size="10pt" style:font-size-asian="10pt" style:language-asian="en" style:country-asian="US" style:font-size-complex="10pt"/>
    </style:style>
    <style:style style:name="Text_20_in_20_Grafiken_20_Zchn" style:display-name="Text in Grafiken Zchn"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Standard_20__28_fett_29__20_Zchn" style:display-name="Standard (fett) Zchn" style:family="text" style:parent-style-name="Default_20_Paragraph_20_Font">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ANLAGE_20_ÜBERSCHRIFT_20_Zchn" style:display-name="ANLAGE ÜBERSCHRIFT Zchn" style:family="text" style:parent-style-name="Default_20_Paragraph_20_Font">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ANLAGE_20_XXX_20_Zchn" style:display-name="ANLAGE XXX Zchn" style:family="text" style:parent-style-name="Default_20_Paragraph_20_Font">
      <style:text-properties fo:color="#000000" loext:opacity="10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style>
    <style:style style:name="ABB-Verzeichnis_20_Zchn" style:display-name="ABB-Verzeichnis Zchn" style:family="text" style:parent-style-name="Abbildungsverzeichnis_20_Zchn">
      <style:text-properties fo:color="#000000" loext:opacity="100%" style:font-name="Roboto" fo:font-family="Roboto" style:font-family-generic="roman" style:font-pitch="variable" fo:font-size="10pt" style:font-size-asian="10pt" style:language-asian="en" style:country-asian="US" style:font-name-complex="Calibri1" style:font-family-complex="Calibri" style:font-family-generic-complex="system" style:font-pitch-complex="variable" style:font-size-complex="10pt"/>
    </style:style>
    <style:style style:name="TAB_5f_VERZEICHNIS_20_Zchn" style:display-name="TAB_VERZEICHNIS Zchn" style:family="text" style:parent-style-name="Abbildungsverzeichnis_20_Zchn">
      <style:text-properties fo:color="#000000" loext:opacity="100%" style:font-name="Roboto" fo:font-family="Roboto" style:font-family-generic="roman" style:font-pitch="variable" fo:font-size="10pt" style:font-size-asian="10pt" style:language-asian="en" style:country-asian="US" style:font-name-complex="Calibri1" style:font-family-complex="Calibri" style:font-family-generic-complex="system" style:font-pitch-complex="variable" style:font-size-complex="10pt"/>
    </style:style>
    <style:style style:name="FRAGE_20__3e__20_FRAGNEKATALOG_20_Zchn" style:display-name="FRAGE &gt; FRAGNEKATALOG Zchn" style:family="text" style:parent-style-name="Default_20_Paragraph_20_Font">
      <style:text-properties fo:color="#000000" loext:opacity="100%"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ANTWORT_20__3e__20_FRAGENKATALOG_20_Zchn1" style:display-name="ANTWORT &gt; FRAGENKATALOG Zchn1" style:family="text" style:parent-style-name="Listenabsatz_20_Zchn">
      <style:text-properties fo:color="#000000" loext:opacity="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ERKLÄRUNG_20__3e__20_Fragenkatalog_20_Zchn" style:display-name="ERKLÄRUNG &gt; Fragenkatalog Zchn" style:family="text" style:parent-style-name="ANTWORT_20__3e__20_FRAGENKATALOG_20_Zchn1">
      <style:text-properties fo:color="#000000" loext:opacity="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RAGENNR._20__3e__20_Fragenbogen_20_Zchn" style:display-name="FRAGENNR. &gt; Fragenbogen Zchn" style:family="text" style:parent-style-name="Default_20_Paragraph_20_Font">
      <style:text-properties fo:color="#ffffff" loext:opacity="100%"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FELD_20_BEI_20_GRAFIKEN_20_Zchn" style:display-name="FELD BEI GRAFIKEN Zchn"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Quellen_20_Zchn" style:display-name="Quellen Zchn" style:family="text" style:parent-style-name="Default_20_Paragraph_20_Font">
      <style:text-properties fo:color="#000000" loext:opacity="100%"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QUELLEN_20_Zchn" style:display-name="QUELLEN Zchn" style:family="text" style:parent-style-name="Quellen_20_Zchn">
      <style:text-properties fo:font-variant="small-caps" fo:color="#000000" loext:opacity="100%" style:font-name="Times New Roman" fo:font-family="'Times New Roman'" style:font-family-generic="roman" style:font-pitch="variable" style:language-asian="en" style:country-asian="US" style:font-name-complex="Times New Roman1" style:font-family-complex="'Times New Roman'" style:font-family-generic-complex="system" style:font-pitch-complex="variable"/>
    </style:style>
    <style:style style:name="Dokumentstruktur_20_Zchn" style:display-name="Dokumentstruktur Zchn" style:family="text" style:parent-style-name="Default_20_Paragraph_20_Font">
      <style:text-properties fo:color="#000000" loext:opacity="1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fo:font-size="10pt" style:text-underline-style="solid" style:text-underline-width="auto" style:text-underline-color="font-color" style:font-size-asian="10pt" style:font-name-complex="Times New Roman1" style:font-family-complex="'Times New Roman'" style:font-family-generic-complex="system" style:font-pitch-complex="variable" style:font-size-complex="10pt"/>
    </style:style>
    <style:style style:name="Fußzeile_20_Zchn" style:display-name="Fußzeile Zchn" style:family="text" style:parent-style-name="Default_20_Paragraph_20_Font">
      <style:text-properties fo:color="#000000" loext:opacity="100%" style:font-name-complex="Times New Roman1" style:font-family-complex="'Times New Roman'" style:font-family-generic-complex="system" style:font-pitch-complex="variable"/>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TEXTTEIL_20_Zchn" style:display-name="TEXTTEIL Zchn" style:family="text" style:parent-style-name="Default_20_Paragraph_20_Font">
      <style:text-properties fo:color="#000000" loext:opacity="100%" style:font-name-complex="Times New Roman1" style:font-family-complex="'Times New Roman'" style:font-family-generic-complex="system" style:font-pitch-complex="variable"/>
    </style:style>
    <style:style style:name="Sprechblasentext_20_Zchn" style:display-name="Sprechblasentext Zchn" style:family="text" style:parent-style-name="Default_20_Paragraph_20_Font">
      <style:text-properties fo:color="#000000" loext:opacity="1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fzeile_20_Zchn" style:display-name="Kopfzeile Zchn" style:family="text" style:parent-style-name="Default_20_Paragraph_20_Font">
      <style:text-properties fo:color="#000000" loext:opacity="100%"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color="#000000" loext:opacity="100%" fo:font-size="10pt" style:font-size-asian="10pt" style:language-asian="en" style:country-asian="US" style:font-size-complex="10pt"/>
    </style:style>
    <style:style style:name="Kommentarthema_20_Zchn" style:display-name="Kommentarthema Zchn" style:family="text" style:parent-style-name="Kommentartext_20_Zchn">
      <style:text-properties fo:color="#000000" loext:opacity="100%" fo:font-size="10pt" fo:font-weight="bold" style:font-size-asian="10pt" style:language-asian="en" style:country-asian="US" style:font-weight-asian="bold" style:font-size-complex="10pt" style:font-weight-complex="bold"/>
    </style:style>
    <style:style style:name="result" style:family="text" style:parent-style-name="Default_20_Paragraph_20_Font"/>
    <style:style style:name="Fußnotentext_20_Zchn" style:display-name="Fußnotentext Zchn" style:family="text" style:parent-style-name="Default_20_Paragraph_20_Font">
      <style:text-properties fo:color="#000000" loext:opacity="100%" fo:font-size="10pt" style:font-size-asian="10pt" style:language-asian="en" style:country-asian="US" style:font-size-complex="10pt"/>
    </style:style>
    <style:style style:name="Emphasis" style:family="text" style:parent-style-name="Default_20_Paragraph_20_Font">
      <style:text-properties fo:font-style="italic" style:font-style-asian="italic" style:font-style-complex="italic"/>
    </style:style>
    <style:style style:name="ED_20_Zchn" style:display-name="ED Zchn" style:family="text" style:parent-style-name="Default_20_Paragraph_20_Font">
      <style:text-properties fo:color="#000000" loext:opacity="100%" fo:font-size="9pt" style:font-size-asian="9pt" style:language-asian="en" style:country-asian="US" style:font-size-complex="9pt"/>
    </style:style>
    <style:style style:name="Hinter_20_Grafik_20_Zchn" style:display-name="Hinter Grafik Zchn" style:family="text" style:parent-style-name="Default_20_Paragraph_20_Font">
      <style:text-properties fo:color="#000000" loext:opacity="100%" style:language-asian="en" style:country-asian="US"/>
    </style:style>
    <style:style style:name="Text_20_in_20_Tabellen_20_Zchn" style:display-name="Text in Tabellen Zchn" style:family="text" style:parent-style-name="Default_20_Paragraph_20_Font">
      <style:text-properties fo:color="#000000" loext:opacity="100%" fo:font-size="10pt" style:font-size-asian="10pt" style:language-asian="en" style:country-asian="US" style:font-size-complex="10pt"/>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line_20_number" style:display-name="line number" style:family="text" style:parent-style-name="Default_20_Paragraph_20_Font"/>
    <style:style style:name="Text_20_in_20_Kasten_20_Zchn" style:display-name="Text in Kasten Zchn" style:family="text" style:parent-style-name="Default_20_Paragraph_20_Font">
      <style:text-properties fo:color="#000000" loext:opacity="100%" fo:font-size="9pt" style:font-size-asian="9pt" style:language-asian="en" style:country-asian="US" style:font-size-complex="9pt"/>
    </style:style>
    <style:style style:name="Autoren_20_Zchn" style:display-name="Autoren Zchn" style:family="text" style:parent-style-name="Default_20_Paragraph_20_Font">
      <style:text-properties fo:font-variant="small-caps" fo:color="#000000" loext:opacity="100%" style:language-asian="en" style:country-asian="US"/>
    </style:style>
    <style:style style:name="Beschreibung_20_Quellen_20_Zchn" style:display-name="Beschreibung Quellen Zchn" style:family="text" style:parent-style-name="QUELLEN_20_Zchn">
      <style:text-properties fo:font-variant="normal" fo:text-transform="none" fo:color="#000000" loext:opacity="100%" style:font-name="Times New Roman" fo:font-family="'Times New Roman'" style:font-family-generic="roman" style:font-pitch="variable" fo:font-size="9pt" style:font-size-asian="9pt" style:language-asian="en" style:country-asian="US" style:font-name-complex="Times New Roman1" style:font-family-complex="'Times New Roman'" style:font-family-generic-complex="system" style:font-pitch-complex="variable" style:font-size-complex="9pt"/>
    </style:style>
    <style:style style:name="_32_013-Werte_20_Zchn" style:display-name="2013-Werte Zchn" style:family="text" style:parent-style-name="Default_20_Paragraph_20_Font">
      <style:text-properties fo:color="#595959" loext:opacity="100%" fo:font-size="9pt" fo:font-style="italic" style:font-size-asian="9pt" style:language-asian="en" style:country-asian="US" style:font-style-asian="italic" style:font-size-complex="9pt"/>
    </style:style>
    <style:style style:name="st" style:family="text" style:parent-style-name="Default_20_Paragraph_20_Font"/>
    <style:style style:name="s1" style:family="text" style:parent-style-name="Default_20_Paragraph_20_Font"/>
    <style:style style:name="Intensives_20_Zitat_20_Zchn" style:display-name="Intensives Zitat Zchn" style:family="text" style:parent-style-name="Default_20_Paragraph_20_Font">
      <style:text-properties fo:font-variant="small-caps" fo:color="#376092" loext:opacity="100%" style:font-name="Cambria" fo:font-family="Cambria"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style>
    <style:style style:name="Kleingedrucktes_20_Zchn" style:display-name="Kleingedrucktes Zchn" style:family="text" style:parent-style-name="Default_20_Paragraph_20_Font">
      <style:text-properties style:font-name="Roboto" fo:font-family="Roboto" style:font-family-generic="roman" style:font-pitch="variable" fo:font-size="7pt" style:font-size-asian="7pt" style:language-asian="en" style:country-asian="US" style:font-size-complex="7pt"/>
    </style:style>
    <style:style style:name="ÜS_5f_Klein_20_Zchn" style:display-name="ÜS_Klein Zchn" style:family="text" style:parent-style-name="Kein_20_Leerraum_20_Zchn">
      <style:text-properties fo:color="#131e30" loext:opacity="100%" style:font-name="Roboto" fo:font-family="Roboto" style:font-family-generic="roman" style:font-pitch="variable" fo:font-size="12pt" fo:font-weight="bold" style:font-size-asian="12pt" style:language-asian="en" style:country-asian="US" style:font-weight-asian="bold" style:font-size-complex="12pt"/>
    </style:style>
    <style:style style:name="Tabellentexte_20_Zchn" style:display-name="Tabellentexte Zchn" style:family="text" style:parent-style-name="Default_20_Paragraph_20_Font">
      <style:text-properties fo:color="#404040" loext:opacity="100%" style:font-name="Roboto" fo:font-family="Roboto" style:font-family-generic="roman" style:font-pitch="variable" fo:font-size="8pt" style:font-size-asian="8pt" style:language-asian="en" style:country-asian="US" style:font-size-complex="8pt"/>
    </style:style>
    <style:style style:name="Tabellenüberschriften_20_Zchn" style:display-name="Tabellenüberschriften Zchn" style:family="text" style:parent-style-name="Default_20_Paragraph_20_Font">
      <style:text-properties fo:color="#ffffff" loext:opacity="100%" style:font-name="Roboto" fo:font-family="Roboto" style:font-family-generic="roman" style:font-pitch="variable" fo:font-size="10pt" fo:font-weight="bold" style:font-size-asian="10pt" style:language-asian="en" style:country-asian="US" style:font-weight-asian="bold" style:font-size-complex="10pt" style:font-weight-complex="bold"/>
    </style:style>
    <style:style style:name="ListLabel_20_1" style:display-name="ListLabel 1" style:family="text">
      <style:text-properties fo:color="#131e30" loext:opacity="100%" style:font-name-complex="Times New Roman1" style:font-family-complex="'Times New Roman'" style:font-family-generic-complex="system" style:font-pitch-complex="variable"/>
    </style:style>
    <style:style style:name="ListLabel_20_2" style:display-name="ListLabel 2" style:family="text">
      <style:text-properties fo:color="#131e30" loext:opacity="100%" fo:font-size="12pt" fo:font-weight="bold" style:font-weight-asian="bold" style:font-name-complex="Times New Roman1" style:font-family-complex="'Times New Roman'" style:font-family-generic-complex="system" style:font-pitch-complex="variable"/>
    </style:style>
    <style:style style:name="ListLabel_20_3" style:display-name="ListLabel 3"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404040" loext:opacity="100%"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6pt" style:text-underline-style="none" style:font-size-asian="6pt" style:font-size-complex="8pt"/>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color="#131e30" loext:opacity="100%" style:font-name-complex="Times New Roman1" style:font-family-complex="'Times New Roman'" style:font-family-generic-complex="system" style:font-pitch-complex="variable"/>
    </style:style>
    <style:style style:name="ListLabel_20_16" style:display-name="ListLabel 16"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7" style:display-name="ListLabel 17"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8" style:display-name="ListLabel 18" style:family="text">
      <style:text-properties fo:color="#404040" loext:opacity="100%"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fo:color="#131e30" loext:opacity="100%" style:font-name-complex="Times New Roman1" style:font-family-complex="'Times New Roman'" style:font-family-generic-complex="system" style:font-pitch-complex="variable"/>
    </style:style>
    <style:style style:name="ListLabel_20_25" style:display-name="ListLabel 25"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26" style:display-name="ListLabel 26"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27" style:display-name="ListLabel 27" style:family="text">
      <style:text-properties fo:color="#404040" loext:opacity="100%"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fo:color="#131e30" loext:opacity="100%" style:font-name-complex="Times New Roman1" style:font-family-complex="'Times New Roman'" style:font-family-generic-complex="system" style:font-pitch-complex="variable"/>
    </style:style>
    <style:style style:name="ListLabel_20_34" style:display-name="ListLabel 34"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35" style:display-name="ListLabel 35"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36" style:display-name="ListLabel 36" style:family="text">
      <style:text-properties fo:color="#404040" loext:opacity="100%"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fo:color="#131e30" loext:opacity="100%" style:font-name-complex="Times New Roman1" style:font-family-complex="'Times New Roman'" style:font-family-generic-complex="system" style:font-pitch-complex="variable"/>
    </style:style>
    <style:style style:name="ListLabel_20_43" style:display-name="ListLabel 43"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44" style:display-name="ListLabel 44"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45" style:display-name="ListLabel 45" style:family="text">
      <style:text-properties fo:color="#404040" loext:opacity="100%"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fo:color="#131e30" loext:opacity="100%" style:font-name-complex="Times New Roman1" style:font-family-complex="'Times New Roman'" style:font-family-generic-complex="system" style:font-pitch-complex="variable"/>
    </style:style>
    <style:style style:name="ListLabel_20_52" style:display-name="ListLabel 52"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53" style:display-name="ListLabel 53"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fo:color="#404040" loext:opacity="100%"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fo:color="#131e30" loext:opacity="100%" style:font-name-complex="Times New Roman1" style:font-family-complex="'Times New Roman'" style:font-family-generic-complex="system" style:font-pitch-complex="variable"/>
    </style:style>
    <style:style style:name="ListLabel_20_61" style:display-name="ListLabel 61"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62" style:display-name="ListLabel 62"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63" style:display-name="ListLabel 63" style:family="text">
      <style:text-properties fo:color="#404040" loext:opacity="100%"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fo:color="#131e30" loext:opacity="100%" style:font-name-complex="Times New Roman1" style:font-family-complex="'Times New Roman'" style:font-family-generic-complex="system" style:font-pitch-complex="variable"/>
    </style:style>
    <style:style style:name="ListLabel_20_70" style:display-name="ListLabel 70"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71" style:display-name="ListLabel 71"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72" style:display-name="ListLabel 72" style:family="text">
      <style:text-properties fo:color="#404040" loext:opacity="100%"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fo:color="#131e30" loext:opacity="100%" style:font-name-complex="Times New Roman1" style:font-family-complex="'Times New Roman'" style:font-family-generic-complex="system" style:font-pitch-complex="variable"/>
    </style:style>
    <style:style style:name="ListLabel_20_79" style:display-name="ListLabel 79"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80" style:display-name="ListLabel 80"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81" style:display-name="ListLabel 81" style:family="text">
      <style:text-properties fo:color="#404040" loext:opacity="100%"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fo:color="#131e30" loext:opacity="100%" style:font-name-complex="Times New Roman1" style:font-family-complex="'Times New Roman'" style:font-family-generic-complex="system" style:font-pitch-complex="variable"/>
    </style:style>
    <style:style style:name="ListLabel_20_88" style:display-name="ListLabel 88"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89" style:display-name="ListLabel 89"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90" style:display-name="ListLabel 90" style:family="text">
      <style:text-properties fo:color="#404040" loext:opacity="100%"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style:font-name-complex="Times New Roman1" style:font-family-complex="'Times New Roman'" style:font-family-generic-complex="system" style:font-pitch-complex="variable"/>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fo:color="#131e30" loext:opacity="100%" style:font-name-complex="Times New Roman1" style:font-family-complex="'Times New Roman'" style:font-family-generic-complex="system" style:font-pitch-complex="variable"/>
    </style:style>
    <style:style style:name="ListLabel_20_97" style:display-name="ListLabel 97"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98" style:display-name="ListLabel 98"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99" style:display-name="ListLabel 99" style:family="text">
      <style:text-properties fo:color="#404040" loext:opacity="100%"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fo:font-size="10pt" style:text-underline-style="none" style:font-size-asian="10pt" style:font-size-complex="8pt"/>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fo:color="#131e30" loext:opacity="100%" style:font-name-complex="Times New Roman1" style:font-family-complex="'Times New Roman'" style:font-family-generic-complex="system" style:font-pitch-complex="variable"/>
    </style:style>
    <style:style style:name="ListLabel_20_113" style:display-name="ListLabel 113"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14" style:display-name="ListLabel 114"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15" style:display-name="ListLabel 115" style:family="text">
      <style:text-properties fo:color="#404040" loext:opacity="100%"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fo:font-size="10pt" style:text-underline-style="none" style:font-size-asian="10pt" style:font-size-complex="8pt"/>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fo:font-size="10pt" style:text-underline-style="none" style:font-size-asian="10pt" style:font-size-complex="8pt"/>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fo:color="#131e30" loext:opacity="100%" style:font-name-complex="Times New Roman1" style:font-family-complex="'Times New Roman'" style:font-family-generic-complex="system" style:font-pitch-complex="variable"/>
    </style:style>
    <style:style style:name="ListLabel_20_130" style:display-name="ListLabel 130"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31" style:display-name="ListLabel 131"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32" style:display-name="ListLabel 132" style:family="text">
      <style:text-properties fo:color="#404040" loext:opacity="100%"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fo:font-size="9pt" style:font-size-asian="9pt" style:font-size-complex="8pt"/>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fo:font-size="9pt" style:font-size-asian="9pt" style:font-size-complex="8pt"/>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fo:color="#131e30" loext:opacity="100%" style:font-name-complex="Times New Roman1" style:font-family-complex="'Times New Roman'" style:font-family-generic-complex="system" style:font-pitch-complex="variable"/>
    </style:style>
    <style:style style:name="ListLabel_20_147" style:display-name="ListLabel 147"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48" style:display-name="ListLabel 148"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49" style:display-name="ListLabel 149" style:family="text">
      <style:text-properties fo:color="#404040" loext:opacity="100%"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fo:color="#131e30" loext:opacity="100%" style:font-name-complex="Times New Roman1" style:font-family-complex="'Times New Roman'" style:font-family-generic-complex="system" style:font-pitch-complex="variable"/>
    </style:style>
    <style:style style:name="ListLabel_20_156" style:display-name="ListLabel 156"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57" style:display-name="ListLabel 157"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58" style:display-name="ListLabel 158" style:family="text">
      <style:text-properties fo:color="#404040" loext:opacity="100%"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fo:font-size="9pt" style:font-size-asian="9pt" style:font-size-complex="8pt"/>
    </style:style>
    <style:style style:name="ListLabel_20_168" style:display-name="ListLabel 168" style:family="text">
      <style:text-properties style:font-name-complex="Courier New1" style:font-family-complex="'Courier New'"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fo:font-size="9pt" style:font-size-asian="9pt" style:font-size-complex="8pt"/>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fo:color="#131e30" loext:opacity="100%" style:font-name-complex="Times New Roman1" style:font-family-complex="'Times New Roman'" style:font-family-generic-complex="system" style:font-pitch-complex="variable"/>
    </style:style>
    <style:style style:name="ListLabel_20_196" style:display-name="ListLabel 196" style:family="text">
      <style:text-properties fo:color="#131e30" loext:opacity="100%" fo:font-weight="bold" style:font-weight-asian="bold" style:font-name-complex="Times New Roman1" style:font-family-complex="'Times New Roman'" style:font-family-generic-complex="system" style:font-pitch-complex="variable"/>
    </style:style>
    <style:style style:name="ListLabel_20_197" style:display-name="ListLabel 197" style:family="text">
      <style:text-properties fo:color="#131e30" loext:opacity="100%" fo:font-size="12pt" style:font-size-asian="12pt" style:font-name-complex="Times New Roman1" style:font-family-complex="'Times New Roman'" style:font-family-generic-complex="system" style:font-pitch-complex="variable" style:font-size-complex="12pt"/>
    </style:style>
    <style:style style:name="ListLabel_20_198" style:display-name="ListLabel 198" style:family="text">
      <style:text-properties fo:color="#404040" loext:opacity="100%"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Times New Roman1" style:font-family-complex="'Times New Roman'" style:font-family-generic-complex="system" style:font-pitch-complex="variable"/>
    </style:style>
    <style:style style:name="ListLabel_20_202" style:display-name="ListLabel 202" style:family="text">
      <style:text-properties style:font-name-complex="Times New Roman1" style:font-family-complex="'Times New Roman'" style:font-family-generic-complex="system" style:font-pitch-complex="variable"/>
    </style:style>
    <style:style style:name="ListLabel_20_203" style:display-name="ListLabel 203" style:family="text">
      <style:text-properties style:font-name-complex="Times New Roman1" style:font-family-complex="'Times New Roman'" style:font-family-generic-complex="system" style:font-pitch-complex="variable"/>
    </style:style>
    <style:style style:name="ListLabel_20_204" style:display-name="ListLabel 204" style:family="text">
      <style:text-properties fo:font-size="10pt" style:font-size-asian="10pt" style:font-size-complex="10pt"/>
    </style:style>
    <style:style style:name="ListLabel_20_205" style:display-name="ListLabel 205" style:family="text">
      <style:text-properties fo:font-size="10pt" style:font-size-asian="10pt" style:font-size-complex="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95"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196" style:num-format="1" text:display-levels="2">
        <style:list-level-properties text:list-level-position-and-space-mode="label-alignment">
          <style:list-level-label-alignment text:label-followed-by="listtab" fo:text-indent="-0.4in" fo:margin-left="0.7945in"/>
        </style:list-level-properties>
      </text:outline-level-style>
      <text:outline-level-style text:level="3" text:style-name="ListLabel_20_197"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198"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text:style-name="ListLabel_20_20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201"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202"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203"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5"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8"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9"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3"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4"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5"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26"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27"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28"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9"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3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2"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3"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34"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35"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6"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37"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38"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9"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4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4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2"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43"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4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5"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46"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47"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48"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49"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52"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5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5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5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5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61"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6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6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6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6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6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6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9"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70"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7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72"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73"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74"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7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7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7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78"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84"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5"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6"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87"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88"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89"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9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92"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93"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94"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5"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96"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02"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03"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04"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4528in"/>
        </style:list-level-properties>
        <style:text-properties style:font-name="Symbol"/>
      </text:list-level-style-bullet>
      <text:list-level-style-bullet text:level="2" text:style-name="ListLabel_20_105"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06"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07"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08" text:bullet-char="">
        <style:list-level-properties text:list-level-position-and-space-mode="label-alignment">
          <style:list-level-label-alignment text:label-followed-by="listtab" fo:text-indent="-0.25in" fo:margin-left="0.4528in"/>
        </style:list-level-properties>
        <style:text-properties style:font-name="Wingdings"/>
      </text:list-level-style-bullet>
      <text:list-level-style-bullet text:level="2" text:style-name="ListLabel_20_109"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10"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11"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12"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13"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14"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15"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16"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17"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18"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19"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2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21" style:num-suffix=")" style:num-format="1">
        <style:list-level-properties text:list-level-position-and-space-mode="label-alignment">
          <style:list-level-label-alignment text:label-followed-by="listtab" fo:text-indent="-0.25in" fo:margin-left="0.4528in"/>
        </style:list-level-properties>
      </text:list-level-style-number>
      <text:list-level-style-bullet text:level="2" text:style-name="ListLabel_20_122"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23"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24"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25" text:bullet-char="">
        <style:list-level-properties text:list-level-position-and-space-mode="label-alignment">
          <style:list-level-label-alignment text:label-followed-by="listtab" fo:text-indent="-0.25in" fo:margin-left="0.4528in"/>
        </style:list-level-properties>
        <style:text-properties style:font-name="Wingdings"/>
      </text:list-level-style-bullet>
      <text:list-level-style-bullet text:level="2" text:style-name="ListLabel_20_126" text:bullet-char="o">
        <style:list-level-properties text:list-level-position-and-space-mode="label-alignment">
          <style:list-level-label-alignment text:label-followed-by="listtab" fo:text-indent="-0.25in" fo:margin-left="0.9528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45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9528in"/>
        </style:list-level-properties>
        <style:text-properties style:font-name="Symbol"/>
      </text:list-level-style-bullet>
      <text:list-level-style-bullet text:level="5" text:style-name="ListLabel_20_127" text:bullet-char="o">
        <style:list-level-properties text:list-level-position-and-space-mode="label-alignment">
          <style:list-level-label-alignment text:label-followed-by="listtab" fo:text-indent="-0.25in" fo:margin-left="2.4528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95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4528in"/>
        </style:list-level-properties>
        <style:text-properties style:font-name="Symbol"/>
      </text:list-level-style-bullet>
      <text:list-level-style-bullet text:level="8" text:style-name="ListLabel_20_128" text:bullet-char="o">
        <style:list-level-properties text:list-level-position-and-space-mode="label-alignment">
          <style:list-level-label-alignment text:label-followed-by="listtab" fo:text-indent="-0.25in" fo:margin-left="3.9528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29"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30"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3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2"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33"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34"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35"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3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37"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8"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39"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42"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4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46"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47"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48"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49"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5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5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52"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53"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54"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55"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56"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5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58"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59"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6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6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6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63"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67"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6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71"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7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75"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76"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9"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8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3"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8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87"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18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91"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19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25in" fo:margin-left="1.5in"/>
        </style:list-level-properties>
      </text:list-level-style-number>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95"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96" style:num-format="1" text:display-levels="2">
        <style:list-level-properties text:list-level-position-and-space-mode="label-alignment">
          <style:list-level-label-alignment text:label-followed-by="listtab" fo:text-indent="-0.4in" fo:margin-left="0.7945in"/>
        </style:list-level-properties>
      </text:list-level-style-number>
      <text:list-level-style-number text:level="3" text:style-name="ListLabel_20_197"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98"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99"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20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20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202"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203"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204"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05"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Kleingedrucktes">
      <style:paragraph-properties fo:margin-top="0in" fo:margin-bottom="0.0835in" style:contextual-spacing="false" fo:line-height="100%">
        <style:tab-stops>
          <style:tab-stop style:position="1.6736in"/>
          <style:tab-stop style:position="2.0673in"/>
          <style:tab-stop style:position="3.2484in"/>
          <style:tab-stop style:position="3.6425in"/>
          <style:tab-stop style:position="4.922in"/>
          <style:tab-stop style:position="6.4957in" style:type="right"/>
        </style:tab-stops>
      </style:paragraph-properties>
    </style:style>
    <style:style style:name="MP3" style:family="paragraph" style:parent-style-name="Kleingedrucktes">
      <style:paragraph-properties fo:margin-top="0in" fo:margin-bottom="0in" style:contextual-spacing="false" fo:line-height="100%">
        <style:tab-stops>
          <style:tab-stop style:position="1.6736in"/>
          <style:tab-stop style:position="1.8709in"/>
          <style:tab-stop style:position="2.0673in"/>
          <style:tab-stop style:position="3.5437in"/>
          <style:tab-stop style:position="4.3311in"/>
          <style:tab-stop style:position="5.0209in"/>
          <style:tab-stop style:position="6.4957in" style:type="right"/>
        </style:tab-stops>
      </style:paragraph-properties>
    </style:style>
    <style:style style:name="MP4" style:family="paragraph" style:parent-style-name="Kleingedrucktes">
      <style:paragraph-properties fo:margin-top="0in" fo:margin-bottom="0in" style:contextual-spacing="false" fo:line-height="100%">
        <style:tab-stops>
          <style:tab-stop style:position="1.6736in"/>
          <style:tab-stop style:position="1.8709in"/>
          <style:tab-stop style:position="1.9689in"/>
          <style:tab-stop style:position="3.5437in"/>
          <style:tab-stop style:position="4.3311in"/>
          <style:tab-stop style:position="5.0209in"/>
          <style:tab-stop style:position="6.4957in" style:type="right"/>
        </style:tab-stops>
      </style:paragraph-properties>
      <style:text-properties fo:color="#595959" loext:opacity="100%" fo:font-size="6pt" style:font-size-asian="6pt" style:font-size-complex="6pt"/>
    </style:style>
    <style:style style:name="MP5" style:family="paragraph" style:parent-style-name="Kleingedrucktes">
      <style:paragraph-properties fo:margin-top="0in" fo:margin-bottom="0in" style:contextual-spacing="false" fo:line-height="100%">
        <style:tab-stops>
          <style:tab-stop style:position="1.6736in"/>
          <style:tab-stop style:position="1.9689in"/>
          <style:tab-stop style:position="3.5437in"/>
          <style:tab-stop style:position="4.3311in"/>
          <style:tab-stop style:position="5.0209in"/>
          <style:tab-stop style:position="6.4957in" style:type="right"/>
        </style:tab-stops>
      </style:paragraph-properties>
    </style:style>
    <style:style style:name="MT1" style:family="text">
      <style:text-properties fo:color="#131e30" loext:opacity="100%" fo:font-size="6pt" fo:font-weight="bold" style:font-size-asian="6pt" style:font-weight-asian="bold" style:font-size-complex="6pt" style:font-weight-complex="bold"/>
    </style:style>
    <style:style style:name="MT2" style:family="text">
      <style:text-properties fo:color="#131e30" loext:opacity="100%" style:font-name="Cambria" fo:font-size="6pt" fo:font-weight="bold" style:font-size-asian="6pt" style:font-weight-asian="bold" style:font-name-complex="Cambria1" style:font-size-complex="6pt" style:font-weight-complex="bold"/>
    </style:style>
    <style:style style:name="MT3" style:family="text">
      <style:text-properties fo:color="#131e30" loext:opacity="100%" fo:font-size="6pt" style:font-size-asian="6pt" style:font-size-complex="6pt"/>
    </style:style>
    <style:style style:name="MT4" style:family="text">
      <style:text-properties fo:color="#595959" loext:opacity="100%" fo:font-size="6pt" style:font-size-asian="6pt" style:font-size-complex="6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1972in" fo:margin-bottom="0.1693in" fo:margin-left="0.9846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1811in" fo:margin-left="0in" fo:margin-right="0in" fo:margin-bottom="1.1417in" style:dynamic-spacing="true"/>
      </style:header-style>
      <style:footer-style>
        <style:header-footer-properties fo:min-height="0.6181in" fo:margin-left="0in" fo:margin-right="0in" fo:margin-top="0.5783in" style:dynamic-spacing="true"/>
      </style:footer-style>
    </style:page-layout>
  </office:automatic-styles>
  <office:master-styles>
    <style:master-page style:name="Standard" style:page-layout-name="Mpm1">
      <style:header>
        <text:p text:style-name="MP1"><draw:frame draw:style-name="Mfr1" draw:name="Grafik 1" text:anchor-type="as-char" svg:width="0.9429in" svg:height="0.9429in" draw:z-index="3"><draw:image xlink:href="Pictures/100002010000049E0000049E7746FB666EAC0DB5.png" xlink:type="simple" xlink:show="embed" xlink:actuate="onLoad" draw:mime-type="image/png"/></draw:frame></text:p>
      </style:header>
      <style:footer>
        <text:p text:style-name="MP2"><text:span text:style-name="MT1">Dieses Dokument unterliegt dem Urheberschutz gemäß DIN ISO 16016 </text:span><text:span text:style-name="MT2">ǀ</text:span><text:span text:style-name="MT1"> DIN 34.</text:span></text:p>
        <text:p text:style-name="MP3"><text:span text:style-name="MT1">Talentwunder GmbH</text:span><text:span text:style-name="MT3"><text:tab/></text:span><text:span text:style-name="MT1">Deutsche Bank AG</text:span><text:span text:style-name="MT3"> <text:tab/></text:span><text:span text:style-name="MT1">Amtsgericht Berlin Charlottenburg</text:span></text:p>
        <text:p text:style-name="MP4">Sitz: Jägerstr. 51, 10117 Berlin<text:tab/>IBAN:<text:tab/>DE02 1007 0024 0737 3939 00 <text:tab/>Handelsregister: <text:tab/>HRB 162 716 B</text:p>
        <text:p text:style-name="MP5"><text:span text:style-name="MT4">Geschäftsführer: Steffen Tröger<text:tab/>BIC:<text:tab/>DEUTDEDBBER <text:tab/>Ust-IdNr.:<text:tab/>DE 298 392 149<text:tab/><text:tab/>Seite </text:span><text:span text:style-name="MT4"><text:page-number text:select-page="current">4</text:page-number></text:span><text:span text:style-name="MT4"><text:s/>von </text:span><text:span text:style-name="MT4"><text:page-count>4</text:page-count></text:span><text:span text:style-name="MT4"><text:s/></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ffen Tröger</meta:initial-creator>
    <meta:editing-cycles>19</meta:editing-cycles>
    <meta:print-date>2018-08-06T13:48:00</meta:print-date>
    <meta:creation-date>2020-07-23T10:12:00</meta:creation-date>
    <dc:date>2021-09-01T15:12:01.196955512</dc:date>
    <meta:editing-duration>PT12M19S</meta:editing-duration>
    <meta:generator>LibreOffice/7.1.5.2$Linux_X86_64 LibreOffice_project/10$Build-2</meta:generator>
    <meta:document-statistic meta:table-count="1" meta:image-count="1" meta:object-count="0" meta:page-count="4" meta:paragraph-count="59" meta:word-count="823" meta:character-count="5105" meta:non-whitespace-character-count="4344"/>
    <meta:user-defined meta:name="AppVersion">16.0000</meta:user-defined>
    <meta:template xlink:type="simple" xlink:actuate="onRequest" xlink:title="Normal" xlink:href=""/>
  </office:meta>
</office:document-meta>
</file>